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1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2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9f0a8" style:font-size-asian="12pt" style:font-size-complex="12pt"/>
    </style:style>
    <style:style style:name="P4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5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5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f0a8" style:font-size-asian="12pt"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6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6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e5ea1" style:font-size-asian="12pt" style:font-size-complex="12pt"/>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e5ea1" style:font-size-asian="12pt" style:font-size-complex="12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e5ea1" style:font-size-asian="12pt" style:language-asian="tr" style:country-asian="TR"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e5ea1" style:font-size-asian="11pt" style:language-asian="tr" style:country-asian="TR" style:font-weight-asian="normal" style:font-name-complex="Times New Roman1" style:font-size-complex="11pt" style:font-weight-complex="normal"/>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font-size-complex="12pt"/>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language-asian="tr" style:country-asian="TR" style:font-name-complex="Times New Roman1" style:font-size-complex="12pt"/>
    </style:style>
    <style:style style:name="P9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9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e5ea1" style:font-size-asian="11pt" style:font-size-complex="11pt"/>
    </style:style>
    <style:style style:name="P9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9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e5ea1" style:font-size-asian="11pt" style:language-asian="tr" style:country-asian="TR" style:font-weight-asian="normal" style:font-name-complex="Times New Roman1" style:font-size-complex="11pt" style:font-weight-complex="normal"/>
    </style:style>
    <style:style style:name="P9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e5ea1" style:font-size-asian="12pt" style:font-size-complex="12pt"/>
    </style:style>
    <style:style style:name="P9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10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10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e5ea1" style:font-size-asian="12pt" style:font-weight-asian="bold" style:font-size-complex="12pt" style:font-weight-complex="bol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officeooo:rsid="00a43a1d" style:font-weight-asian="normal" style:font-weight-complex="normal"/>
    </style:style>
    <style:style style:name="T11" style:family="text">
      <style:text-properties fo:font-weight="normal" officeooo:rsid="00b9f0a8" style:font-weight-asian="normal" style:font-weight-complex="normal"/>
    </style:style>
    <style:style style:name="T12" style:family="text">
      <style:text-properties fo:font-weight="normal" officeooo:rsid="00be5ea1" style:font-weight-asian="normal" style:font-weight-complex="normal"/>
    </style:style>
    <style:style style:name="T13" style:family="text">
      <style:text-properties fo:font-weight="normal" style:language-asian="tr" style:country-asian="TR" style:font-weight-asian="normal" style:font-name-complex="Times New Roman1" style:font-weight-complex="normal"/>
    </style:style>
    <style:style style:name="T14" style:family="text">
      <style:text-properties fo:font-weight="normal" officeooo:rsid="00310090" style:language-asian="tr" style:country-asian="TR" style:font-weight-asian="normal" style:font-name-complex="Times New Roman1" style:font-weight-complex="normal"/>
    </style:style>
    <style:style style:name="T15" style:family="text">
      <style:text-properties fo:font-weight="normal" officeooo:rsid="0038a6b6" style:language-asian="tr" style:country-asian="TR" style:font-weight-asian="normal" style:font-name-complex="Times New Roman1" style:font-weight-complex="normal"/>
    </style:style>
    <style:style style:name="T16" style:family="text">
      <style:text-properties fo:font-weight="normal" officeooo:rsid="0043c25c" style:language-asian="tr" style:country-asian="TR" style:font-weight-asian="normal" style:font-name-complex="Times New Roman1" style:font-weight-complex="normal"/>
    </style:style>
    <style:style style:name="T17" style:family="text">
      <style:text-properties fo:font-weight="normal" officeooo:rsid="00455e00" style:language-asian="tr" style:country-asian="TR" style:font-weight-asian="normal" style:font-name-complex="Times New Roman1" style:font-weight-complex="normal"/>
    </style:style>
    <style:style style:name="T18" style:family="text">
      <style:text-properties fo:font-weight="normal" officeooo:rsid="007ab96d" style:language-asian="tr" style:country-asian="TR" style:font-weight-asian="normal" style:font-name-complex="Times New Roman1" style:font-weight-complex="normal"/>
    </style:style>
    <style:style style:name="T19" style:family="text">
      <style:text-properties fo:font-weight="normal" officeooo:rsid="00a43a1d" style:language-asian="tr" style:country-asian="TR" style:font-weight-asian="normal" style:font-name-complex="Times New Roman1" style:font-weight-complex="normal"/>
    </style:style>
    <style:style style:name="T20" style:family="text">
      <style:text-properties fo:font-weight="normal" officeooo:rsid="00b32608" style:language-asian="tr" style:country-asian="TR" style:font-weight-asian="normal" style:font-name-complex="Times New Roman1" style:font-weight-complex="normal"/>
    </style:style>
    <style:style style:name="T21" style:family="text">
      <style:text-properties fo:font-weight="normal" officeooo:rsid="0089ada2" style:language-asian="tr" style:country-asian="TR" style:font-weight-asian="normal" style:font-name-complex="Times New Roman1" style:font-weight-complex="normal"/>
    </style:style>
    <style:style style:name="T22" style:family="text">
      <style:text-properties fo:font-weight="normal" officeooo:rsid="00bc7c55" style:language-asian="tr" style:country-asian="TR" style:font-weight-asian="normal" style:font-name-complex="Times New Roman1" style:font-weight-complex="normal"/>
    </style:style>
    <style:style style:name="T23" style:family="text">
      <style:text-properties fo:font-weight="normal" officeooo:rsid="00be5ea1" style:language-asian="tr" style:country-asian="TR" style:font-weight-asian="normal" style:font-name-complex="Times New Roman1" style:font-weight-complex="normal"/>
    </style:style>
    <style:style style:name="T24" style:family="text">
      <style:text-properties fo:font-weight="normal" officeooo:rsid="003c3a02" style:language-asian="tr" style:country-asian="TR" style:font-weight-asian="normal" style:font-weight-complex="normal"/>
    </style:style>
    <style:style style:name="T25" style:family="text">
      <style:text-properties fo:font-weight="normal" officeooo:rsid="00374a74" style:language-asian="tr" style:country-asian="TR" style:font-weight-asian="normal" style:font-weight-complex="normal"/>
    </style:style>
    <style:style style:name="T26" style:family="text">
      <style:text-properties fo:font-weight="normal" officeooo:rsid="0014a809" style:language-asian="tr" style:country-asian="TR" style:font-weight-asian="normal" style:font-weight-complex="normal"/>
    </style:style>
    <style:style style:name="T27" style:family="text">
      <style:text-properties fo:font-weight="normal" officeooo:rsid="006fa4e9" style:language-asian="tr" style:country-asian="TR" style:font-weight-asian="normal" style:font-weight-complex="normal"/>
    </style:style>
    <style:style style:name="T28" style:family="text">
      <style:text-properties officeooo:rsid="00172ad1"/>
    </style:style>
    <style:style style:name="T29" style:family="text">
      <style:text-properties officeooo:rsid="00191904"/>
    </style:style>
    <style:style style:name="T30" style:family="text">
      <style:text-properties officeooo:rsid="001b7644"/>
    </style:style>
    <style:style style:name="T31" style:family="text">
      <style:text-properties officeooo:rsid="001cc920"/>
    </style:style>
    <style:style style:name="T32" style:family="text">
      <style:text-properties officeooo:rsid="001e1f00"/>
    </style:style>
    <style:style style:name="T33" style:family="text">
      <style:text-properties fo:font-weight="bold" style:font-weight-asian="bold" style:font-weight-complex="bold"/>
    </style:style>
    <style:style style:name="T34" style:family="text">
      <style:text-properties fo:font-weight="bold" officeooo:rsid="0024c625" style:font-weight-asian="bold" style:font-weight-complex="bold"/>
    </style:style>
    <style:style style:name="T35" style:family="text">
      <style:text-properties fo:font-weight="bold" officeooo:rsid="002572b2" style:font-weight-asian="bold" style:font-weight-complex="bold"/>
    </style:style>
    <style:style style:name="T36" style:family="text">
      <style:text-properties fo:font-weight="bold" officeooo:rsid="00275b19" style:font-weight-asian="bold" style:font-weight-complex="bold"/>
    </style:style>
    <style:style style:name="T37" style:family="text">
      <style:text-properties fo:font-weight="bold" officeooo:rsid="00298cb2" style:font-weight-asian="bold" style:font-weight-complex="bold"/>
    </style:style>
    <style:style style:name="T38" style:family="text">
      <style:text-properties fo:font-weight="bold" officeooo:rsid="002a4e45" style:font-weight-asian="bold" style:font-weight-complex="bold"/>
    </style:style>
    <style:style style:name="T39" style:family="text">
      <style:text-properties fo:font-weight="bold" officeooo:rsid="0043c25c" style:font-weight-asian="bold" style:font-weight-complex="bold"/>
    </style:style>
    <style:style style:name="T40" style:family="text">
      <style:text-properties fo:font-weight="bold" officeooo:rsid="004419e8" style:font-weight-asian="bold" style:font-weight-complex="bold"/>
    </style:style>
    <style:style style:name="T41" style:family="text">
      <style:text-properties fo:font-weight="bold" officeooo:rsid="00443595" style:font-weight-asian="bold" style:font-weight-complex="bold"/>
    </style:style>
    <style:style style:name="T42" style:family="text">
      <style:text-properties fo:font-weight="bold" officeooo:rsid="00455e00" style:font-weight-asian="bold" style:font-weight-complex="bold"/>
    </style:style>
    <style:style style:name="T43" style:family="text">
      <style:text-properties fo:font-weight="bold" officeooo:rsid="00a1fb85" style:font-weight-asian="bold" style:font-weight-complex="bold"/>
    </style:style>
    <style:style style:name="T44" style:family="text">
      <style:text-properties fo:font-weight="bold" officeooo:rsid="0078c540" style:font-weight-asian="bold" style:font-weight-complex="bold"/>
    </style:style>
    <style:style style:name="T45" style:family="text">
      <style:text-properties fo:font-weight="bold" officeooo:rsid="00b9f0a8" style:font-weight-asian="bold" style:font-weight-complex="bold"/>
    </style:style>
    <style:style style:name="T46" style:family="text">
      <style:text-properties fo:font-weight="bold" officeooo:rsid="00be5ea1" style:font-weight-asian="bold" style:font-weight-complex="bold"/>
    </style:style>
    <style:style style:name="T47" style:family="text">
      <style:text-properties fo:font-weight="bold" style:language-asian="tr" style:country-asian="TR" style:font-weight-asian="bold" style:font-name-complex="Times New Roman1" style:font-weight-complex="bold"/>
    </style:style>
    <style:style style:name="T48" style:family="text">
      <style:text-properties fo:font-weight="bold" officeooo:rsid="002a4e45" style:language-asian="tr" style:country-asian="TR" style:font-weight-asian="bold" style:font-name-complex="Times New Roman1" style:font-weight-complex="bold"/>
    </style:style>
    <style:style style:name="T49" style:family="text">
      <style:text-properties fo:font-weight="bold" officeooo:rsid="00455e00" style:language-asian="tr" style:country-asian="TR" style:font-weight-asian="bold" style:font-name-complex="Times New Roman1" style:font-weight-complex="bold"/>
    </style:style>
    <style:style style:name="T50" style:family="text">
      <style:text-properties fo:font-weight="bold" officeooo:rsid="002bcdb2" style:language-asian="tr" style:country-asian="TR" style:font-weight-asian="bold" style:font-name-complex="Times New Roman1" style:font-weight-complex="bold"/>
    </style:style>
    <style:style style:name="T51" style:family="text">
      <style:text-properties fo:font-weight="bold" officeooo:rsid="003b129e" style:language-asian="tr" style:country-asian="TR" style:font-weight-asian="bold" style:font-name-complex="Times New Roman1" style:font-weight-complex="bold"/>
    </style:style>
    <style:style style:name="T52" style:family="text">
      <style:text-properties fo:font-weight="bold" officeooo:rsid="0083f865" style:language-asian="tr" style:country-asian="TR" style:font-weight-asian="bold" style:font-name-complex="Times New Roman1" style:font-weight-complex="bold"/>
    </style:style>
    <style:style style:name="T53" style:family="text">
      <style:text-properties fo:font-weight="bold" officeooo:rsid="00632b9b" style:language-asian="tr" style:country-asian="TR" style:font-weight-asian="bold" style:font-name-complex="Times New Roman1" style:font-weight-complex="bold"/>
    </style:style>
    <style:style style:name="T54" style:family="text">
      <style:text-properties fo:font-weight="bold" officeooo:rsid="008f180f" style:language-asian="tr" style:country-asian="TR" style:font-weight-asian="bold" style:font-name-complex="Times New Roman1" style:font-weight-complex="bold"/>
    </style:style>
    <style:style style:name="T55" style:family="text">
      <style:text-properties fo:font-weight="bold" officeooo:rsid="0078c540" style:language-asian="tr" style:country-asian="TR" style:font-weight-asian="bold" style:font-name-complex="Times New Roman1" style:font-weight-complex="bold"/>
    </style:style>
    <style:style style:name="T56" style:family="text">
      <style:text-properties fo:font-weight="bold" officeooo:rsid="00a43a1d" style:language-asian="tr" style:country-asian="TR" style:font-weight-asian="bold" style:font-name-complex="Times New Roman1" style:font-weight-complex="bold"/>
    </style:style>
    <style:style style:name="T57" style:family="text">
      <style:text-properties fo:font-weight="bold" officeooo:rsid="006fa4e9" style:language-asian="tr" style:country-asian="TR" style:font-weight-asian="bold" style:font-name-complex="Times New Roman1" style:font-weight-complex="bold"/>
    </style:style>
    <style:style style:name="T58" style:family="text">
      <style:text-properties fo:font-weight="bold" officeooo:rsid="008042ba" style:language-asian="tr" style:country-asian="TR" style:font-weight-asian="bold" style:font-name-complex="Times New Roman1" style:font-weight-complex="bold"/>
    </style:style>
    <style:style style:name="T59" style:family="text">
      <style:text-properties fo:font-weight="bold" officeooo:rsid="00b32608" style:language-asian="tr" style:country-asian="TR" style:font-weight-asian="bold" style:font-name-complex="Times New Roman1" style:font-weight-complex="bold"/>
    </style:style>
    <style:style style:name="T60" style:family="text">
      <style:text-properties fo:font-weight="bold" officeooo:rsid="00b9f0a8" style:language-asian="tr" style:country-asian="TR" style:font-weight-asian="bold" style:font-name-complex="Times New Roman1" style:font-weight-complex="bold"/>
    </style:style>
    <style:style style:name="T61" style:family="text">
      <style:text-properties fo:font-weight="bold" officeooo:rsid="00be5ea1" style:language-asian="tr" style:country-asian="TR" style:font-weight-asian="bold" style:font-name-complex="Times New Roman1" style:font-weight-complex="bold"/>
    </style:style>
    <style:style style:name="T62" style:family="text">
      <style:text-properties fo:letter-spacing="0.011cm"/>
    </style:style>
    <style:style style:name="T63" style:family="text">
      <style:text-properties officeooo:rsid="001f62ef"/>
    </style:style>
    <style:style style:name="T64" style:family="text">
      <style:text-properties officeooo:rsid="0023f1ec"/>
    </style:style>
    <style:style style:name="T65" style:family="text">
      <style:text-properties officeooo:rsid="0024c625"/>
    </style:style>
    <style:style style:name="T66" style:family="text">
      <style:text-properties fo:font-style="normal" fo:font-weight="bold" style:font-style-asian="normal" style:font-weight-asian="bold" style:font-name-complex="Times New Roman" style:font-weight-complex="bold"/>
    </style:style>
    <style:style style:name="T67" style:family="text">
      <style:text-properties fo:font-style="normal" fo:font-weight="bold" officeooo:rsid="00172ad1" style:font-style-asian="normal" style:font-weight-asian="bold" style:font-name-complex="Times New Roman" style:font-weight-complex="bold"/>
    </style:style>
    <style:style style:name="T68" style:family="text">
      <style:text-properties fo:font-style="normal" fo:font-weight="bold" officeooo:rsid="002572b2" style:font-style-asian="normal" style:font-weight-asian="bold" style:font-name-complex="Times New Roman" style:font-weight-complex="bold"/>
    </style:style>
    <style:style style:name="T69" style:family="text">
      <style:text-properties fo:font-style="normal" fo:font-weight="bold" officeooo:rsid="005192be" style:font-style-asian="normal" style:font-weight-asian="bold" style:font-name-complex="Times New Roman" style:font-weight-complex="bold"/>
    </style:style>
    <style:style style:name="T70" style:family="text">
      <style:text-properties fo:font-style="normal" fo:font-weight="bold" officeooo:rsid="00632b9b" style:font-style-asian="normal" style:font-weight-asian="bold" style:font-name-complex="Times New Roman" style:font-weight-complex="bold"/>
    </style:style>
    <style:style style:name="T71" style:family="text">
      <style:text-properties fo:font-style="normal" fo:font-weight="bold" officeooo:rsid="006fa4e9" style:font-style-asian="normal" style:font-weight-asian="bold" style:font-name-complex="Times New Roman" style:font-weight-complex="bold"/>
    </style:style>
    <style:style style:name="T72" style:family="text">
      <style:text-properties fo:font-style="normal" fo:font-weight="bold" officeooo:rsid="00275b19" style:font-style-asian="normal" style:font-weight-asian="bold" style:font-name-complex="Times New Roman" style:font-weight-complex="bold"/>
    </style:style>
    <style:style style:name="T73" style:family="text">
      <style:text-properties fo:font-style="normal" fo:font-weight="bold" officeooo:rsid="00be5ea1" style:font-style-asian="normal" style:font-weight-asian="bold" style:font-name-complex="Times New Roman" style:font-weight-complex="bold"/>
    </style:style>
    <style:style style:name="T74" style:family="text">
      <style:text-properties fo:font-style="normal" fo:font-weight="bold" style:font-style-asian="normal" style:font-weight-asian="bold" style:font-name-complex="Times New Roman" style:font-weight-complex="normal"/>
    </style:style>
    <style:style style:name="T75" style:family="text">
      <style:text-properties fo:font-style="normal" fo:font-weight="bold" officeooo:rsid="0024c625" style:font-style-asian="normal" style:font-weight-asian="bold" style:font-name-complex="Times New Roman" style:font-weight-complex="normal"/>
    </style:style>
    <style:style style:name="T76" style:family="text">
      <style:text-properties fo:font-style="normal" fo:font-weight="bold" officeooo:rsid="002572b2" style:font-style-asian="normal" style:font-weight-asian="bold" style:font-name-complex="Times New Roman" style:font-weight-complex="normal"/>
    </style:style>
    <style:style style:name="T77" style:family="text">
      <style:text-properties fo:font-style="normal" fo:font-weight="bold" officeooo:rsid="00275b19" style:font-style-asian="normal" style:font-weight-asian="bold" style:font-name-complex="Times New Roman" style:font-weight-complex="normal"/>
    </style:style>
    <style:style style:name="T78" style:family="text">
      <style:text-properties fo:font-style="normal" fo:font-weight="bold" officeooo:rsid="00298cb2" style:font-style-asian="normal" style:font-weight-asian="bold" style:font-name-complex="Times New Roman" style:font-weight-complex="normal"/>
    </style:style>
    <style:style style:name="T79" style:family="text">
      <style:text-properties fo:font-style="normal" fo:font-weight="bold" officeooo:rsid="002a4e45" style:font-style-asian="normal" style:font-weight-asian="bold" style:font-name-complex="Times New Roman" style:font-weight-complex="normal"/>
    </style:style>
    <style:style style:name="T80" style:family="text">
      <style:text-properties fo:font-style="normal" fo:font-weight="bold" officeooo:rsid="005192be" style:font-style-asian="normal" style:font-weight-asian="bold" style:font-name-complex="Times New Roman" style:font-weight-complex="normal"/>
    </style:style>
    <style:style style:name="T81" style:family="text">
      <style:text-properties fo:font-style="normal" fo:font-weight="normal" style:font-style-asian="normal" style:font-weight-asian="normal" style:font-name-complex="Times New Roman" style:font-weight-complex="normal"/>
    </style:style>
    <style:style style:name="T82" style:family="text">
      <style:text-properties fo:font-style="normal" fo:font-weight="normal" officeooo:rsid="00172ad1" style:font-style-asian="normal" style:font-weight-asian="normal" style:font-name-complex="Times New Roman" style:font-weight-complex="normal"/>
    </style:style>
    <style:style style:name="T83" style:family="text">
      <style:text-properties fo:font-style="normal" fo:font-weight="normal" officeooo:rsid="00275b19" style:font-style-asian="normal" style:font-weight-asian="normal" style:font-name-complex="Times New Roman" style:font-weight-complex="normal"/>
    </style:style>
    <style:style style:name="T84" style:family="text">
      <style:text-properties fo:font-style="normal" fo:font-weight="normal" officeooo:rsid="0023f1ec" style:font-style-asian="normal" style:font-weight-asian="normal" style:font-name-complex="Times New Roman" style:font-weight-complex="normal"/>
    </style:style>
    <style:style style:name="T85" style:family="text">
      <style:text-properties fo:font-style="normal" fo:font-weight="normal" officeooo:rsid="0043c25c" style:font-style-asian="normal" style:font-weight-asian="normal" style:font-name-complex="Times New Roman" style:font-weight-complex="normal"/>
    </style:style>
    <style:style style:name="T86" style:family="text">
      <style:text-properties fo:font-style="normal" fo:font-weight="normal" officeooo:rsid="002572b2" style:font-style-asian="normal" style:font-weight-asian="normal" style:font-name-complex="Times New Roman" style:font-weight-complex="normal"/>
    </style:style>
    <style:style style:name="T87" style:family="text">
      <style:text-properties fo:font-style="normal" fo:font-weight="normal" officeooo:rsid="00455e00" style:font-style-asian="normal" style:font-weight-asian="normal" style:font-name-complex="Times New Roman" style:font-weight-complex="normal"/>
    </style:style>
    <style:style style:name="T88" style:family="text">
      <style:text-properties fo:font-style="normal" fo:font-weight="normal" officeooo:rsid="0047d350" style:font-style-asian="normal" style:font-weight-asian="normal" style:font-name-complex="Times New Roman" style:font-weight-complex="normal"/>
    </style:style>
    <style:style style:name="T89" style:family="text">
      <style:text-properties fo:font-style="normal" fo:font-weight="normal" officeooo:rsid="007390b8" style:font-style-asian="normal" style:font-weight-asian="normal" style:font-name-complex="Times New Roman" style:font-weight-complex="normal"/>
    </style:style>
    <style:style style:name="T90"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91" style:family="text">
      <style:text-properties fo:font-style="normal" fo:font-weight="normal" officeooo:rsid="00a43a1d" style:language-asian="tr" style:country-asian="TR" style:font-style-asian="normal" style:font-weight-asian="normal" style:font-name-complex="Times New Roman1" style:font-style-complex="normal" style:font-weight-complex="normal"/>
    </style:style>
    <style:style style:name="T92" style:family="text">
      <style:text-properties fo:font-style="normal" style:font-style-asian="normal" style:font-name-complex="Times New Roman" style:font-weight-complex="normal"/>
    </style:style>
    <style:style style:name="T93" style:family="text">
      <style:text-properties fo:font-style="normal" officeooo:rsid="00172ad1" style:font-style-asian="normal" style:font-name-complex="Times New Roman" style:font-weight-complex="normal"/>
    </style:style>
    <style:style style:name="T94" style:family="text">
      <style:text-properties fo:font-style="normal" officeooo:rsid="00275b19" style:font-style-asian="normal" style:font-name-complex="Times New Roman" style:font-weight-complex="normal"/>
    </style:style>
    <style:style style:name="T95" style:family="text">
      <style:text-properties fo:font-style="normal" officeooo:rsid="0024c625" style:font-style-asian="normal" style:font-name-complex="Times New Roman" style:font-weight-complex="normal"/>
    </style:style>
    <style:style style:name="T96" style:family="text">
      <style:text-properties fo:font-style="normal" officeooo:rsid="0043c25c" style:font-style-asian="normal" style:font-name-complex="Times New Roman" style:font-weight-complex="normal"/>
    </style:style>
    <style:style style:name="T97" style:family="text">
      <style:text-properties fo:font-style="normal" style:language-asian="tr" style:country-asian="TR" style:font-style-asian="normal" style:font-name-complex="Times New Roman1" style:font-weight-complex="normal"/>
    </style:style>
    <style:style style:name="T98" style:family="text">
      <style:text-properties fo:font-style="normal" officeooo:rsid="00496a67" style:language-asian="tr" style:country-asian="TR" style:font-style-asian="normal" style:font-name-complex="Times New Roman1" style:font-weight-complex="normal"/>
    </style:style>
    <style:style style:name="T99" style:family="text">
      <style:text-properties fo:font-style="normal" officeooo:rsid="00443595" style:language-asian="tr" style:country-asian="TR" style:font-style-asian="normal" style:font-name-complex="Times New Roman1" style:font-weight-complex="normal"/>
    </style:style>
    <style:style style:name="T100" style:family="text">
      <style:text-properties fo:font-style="normal" officeooo:rsid="003d13be" style:language-asian="tr" style:country-asian="TR" style:font-style-asian="normal" style:font-name-complex="Times New Roman1" style:font-weight-complex="normal"/>
    </style:style>
    <style:style style:name="T101" style:family="text">
      <style:text-properties fo:font-style="normal" officeooo:rsid="003b129e" style:language-asian="tr" style:country-asian="TR" style:font-style-asian="normal" style:font-name-complex="Times New Roman1" style:font-weight-complex="normal"/>
    </style:style>
    <style:style style:name="T102" style:family="text">
      <style:text-properties fo:font-style="normal" officeooo:rsid="003c9814" style:language-asian="tr" style:country-asian="TR" style:font-style-asian="normal" style:font-name-complex="Times New Roman1" style:font-weight-complex="normal"/>
    </style:style>
    <style:style style:name="T103" style:family="text">
      <style:text-properties fo:font-style="normal" officeooo:rsid="0056ecfa" style:language-asian="tr" style:country-asian="TR" style:font-style-asian="normal" style:font-name-complex="Times New Roman1" style:font-weight-complex="normal"/>
    </style:style>
    <style:style style:name="T104" style:family="text">
      <style:text-properties fo:font-style="normal" officeooo:rsid="007e3d08" style:language-asian="tr" style:country-asian="TR" style:font-style-asian="normal" style:font-name-complex="Times New Roman1" style:font-weight-complex="normal"/>
    </style:style>
    <style:style style:name="T105" style:family="text">
      <style:text-properties fo:font-style="normal" officeooo:rsid="008f180f" style:language-asian="tr" style:country-asian="TR" style:font-style-asian="normal" style:font-name-complex="Times New Roman1" style:font-weight-complex="normal"/>
    </style:style>
    <style:style style:name="T10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7" style:family="text">
      <style:text-properties fo:language="tr" fo:country="TR" fo:font-weight="bold" style:font-weight-asian="bold" style:font-name-complex="Times New Roman" style:font-weight-complex="bold"/>
    </style:style>
    <style:style style:name="T108" style:family="text">
      <style:text-properties fo:language="tr" fo:country="TR" fo:font-weight="bold" officeooo:rsid="0024c625" style:font-weight-asian="bold" style:font-name-complex="Times New Roman" style:font-weight-complex="bold"/>
    </style:style>
    <style:style style:name="T109" style:family="text">
      <style:text-properties fo:language="tr" fo:country="TR" fo:font-weight="bold" officeooo:rsid="0043c25c" style:font-weight-asian="bold" style:font-name-complex="Times New Roman" style:font-weight-complex="bold"/>
    </style:style>
    <style:style style:name="T110" style:family="text">
      <style:text-properties fo:language="tr" fo:country="TR" fo:font-style="normal" fo:font-weight="bold" style:font-style-asian="normal" style:font-weight-asian="bold" style:font-name-complex="Times New Roman" style:font-weight-complex="normal"/>
    </style:style>
    <style:style style:name="T111" style:family="text">
      <style:text-properties fo:language="tr" fo:country="TR" fo:font-style="normal" fo:font-weight="normal" style:font-style-asian="normal" style:font-weight-asian="normal" style:font-name-complex="Times New Roman" style:font-weight-complex="normal"/>
    </style:style>
    <style:style style:name="T112" style:family="text">
      <style:text-properties fo:language="tr" fo:country="TR" fo:font-style="normal" fo:font-weight="normal" officeooo:rsid="004c1294" style:font-style-asian="normal" style:font-weight-asian="normal" style:font-name-complex="Times New Roman" style:font-weight-complex="normal"/>
    </style:style>
    <style:style style:name="T113" style:family="text">
      <style:text-properties fo:language="tr" fo:country="TR" style:font-name-complex="Times New Roman"/>
    </style:style>
    <style:style style:name="T114" style:family="text">
      <style:text-properties fo:language="tr" fo:country="TR" officeooo:rsid="00172ad1" style:font-name-complex="Times New Roman"/>
    </style:style>
    <style:style style:name="T115" style:family="text">
      <style:text-properties fo:language="tr" fo:country="TR" officeooo:rsid="0043c25c" style:font-name-complex="Times New Roman"/>
    </style:style>
    <style:style style:name="T116" style:family="text">
      <style:text-properties fo:language="tr" fo:country="TR" officeooo:rsid="004c1294" style:font-name-complex="Times New Roman"/>
    </style:style>
    <style:style style:name="T117" style:family="text">
      <style:text-properties fo:language="tr" fo:country="TR" officeooo:rsid="00b0e99e" style:font-name-complex="Times New Roman"/>
    </style:style>
    <style:style style:name="T118" style:family="text">
      <style:text-properties officeooo:rsid="002b0bb3"/>
    </style:style>
    <style:style style:name="T119" style:family="text">
      <style:text-properties style:language-asian="tr" style:country-asian="TR" style:font-name-complex="Times New Roman1"/>
    </style:style>
    <style:style style:name="T120" style:family="text">
      <style:text-properties officeooo:rsid="00172ad1" style:language-asian="tr" style:country-asian="TR" style:font-name-complex="Times New Roman1"/>
    </style:style>
    <style:style style:name="T121" style:family="text">
      <style:text-properties officeooo:rsid="002bcdb2" style:language-asian="tr" style:country-asian="TR" style:font-name-complex="Times New Roman1"/>
    </style:style>
    <style:style style:name="T122" style:family="text">
      <style:text-properties officeooo:rsid="00310090" style:language-asian="tr" style:country-asian="TR" style:font-name-complex="Times New Roman1"/>
    </style:style>
    <style:style style:name="T123" style:family="text">
      <style:text-properties officeooo:rsid="0033b636" style:language-asian="tr" style:country-asian="TR" style:font-name-complex="Times New Roman1"/>
    </style:style>
    <style:style style:name="T124" style:family="text">
      <style:text-properties officeooo:rsid="003aa60a" style:language-asian="tr" style:country-asian="TR" style:font-name-complex="Times New Roman1"/>
    </style:style>
    <style:style style:name="T125" style:family="text">
      <style:text-properties officeooo:rsid="0013e64a" style:language-asian="tr" style:country-asian="TR" style:font-name-complex="Times New Roman1"/>
    </style:style>
    <style:style style:name="T126" style:family="text">
      <style:text-properties officeooo:rsid="003b129e" style:language-asian="tr" style:country-asian="TR" style:font-name-complex="Times New Roman1"/>
    </style:style>
    <style:style style:name="T127" style:family="text">
      <style:text-properties officeooo:rsid="0022f6e7" style:language-asian="tr" style:country-asian="TR" style:font-name-complex="Times New Roman1"/>
    </style:style>
    <style:style style:name="T128" style:family="text">
      <style:text-properties officeooo:rsid="003c9814" style:language-asian="tr" style:country-asian="TR" style:font-name-complex="Times New Roman1"/>
    </style:style>
    <style:style style:name="T129" style:family="text">
      <style:text-properties officeooo:rsid="003d13be" style:language-asian="tr" style:country-asian="TR" style:font-name-complex="Times New Roman1"/>
    </style:style>
    <style:style style:name="T130" style:family="text">
      <style:text-properties officeooo:rsid="003d6035" style:language-asian="tr" style:country-asian="TR" style:font-name-complex="Times New Roman1"/>
    </style:style>
    <style:style style:name="T131" style:family="text">
      <style:text-properties officeooo:rsid="00467d30" style:language-asian="tr" style:country-asian="TR" style:font-name-complex="Times New Roman1"/>
    </style:style>
    <style:style style:name="T132" style:family="text">
      <style:text-properties officeooo:rsid="004958df" style:language-asian="tr" style:country-asian="TR" style:font-name-complex="Times New Roman1"/>
    </style:style>
    <style:style style:name="T133" style:family="text">
      <style:text-properties officeooo:rsid="004e8cf1" style:language-asian="tr" style:country-asian="TR" style:font-name-complex="Times New Roman1"/>
    </style:style>
    <style:style style:name="T134" style:family="text">
      <style:text-properties officeooo:rsid="00455e00" style:language-asian="tr" style:country-asian="TR" style:font-name-complex="Times New Roman1"/>
    </style:style>
    <style:style style:name="T135" style:family="text">
      <style:text-properties officeooo:rsid="001c4bd1" style:language-asian="tr" style:country-asian="TR" style:font-name-complex="Times New Roman1"/>
    </style:style>
    <style:style style:name="T136" style:family="text">
      <style:text-properties officeooo:rsid="0047d350" style:language-asian="tr" style:country-asian="TR" style:font-name-complex="Times New Roman1"/>
    </style:style>
    <style:style style:name="T137" style:family="text">
      <style:text-properties officeooo:rsid="0016608b" style:language-asian="tr" style:country-asian="TR" style:font-name-complex="Times New Roman1"/>
    </style:style>
    <style:style style:name="T138" style:family="text">
      <style:text-properties officeooo:rsid="00348da0" style:language-asian="tr" style:country-asian="TR" style:font-name-complex="Times New Roman1"/>
    </style:style>
    <style:style style:name="T139" style:family="text">
      <style:text-properties officeooo:rsid="006bae34" style:language-asian="tr" style:country-asian="TR" style:font-name-complex="Times New Roman1"/>
    </style:style>
    <style:style style:name="T140" style:family="text">
      <style:text-properties officeooo:rsid="008f180f" style:language-asian="tr" style:country-asian="TR" style:font-name-complex="Times New Roman1"/>
    </style:style>
    <style:style style:name="T141" style:family="text">
      <style:text-properties officeooo:rsid="0097ef5f" style:language-asian="tr" style:country-asian="TR" style:font-name-complex="Times New Roman1"/>
    </style:style>
    <style:style style:name="T142" style:family="text">
      <style:text-properties officeooo:rsid="002b0bb3" style:language-asian="tr" style:country-asian="TR" style:font-name-complex="Times New Roman1"/>
    </style:style>
    <style:style style:name="T143" style:family="text">
      <style:text-properties officeooo:rsid="001ab6fb" style:language-asian="tr" style:country-asian="TR" style:font-name-complex="Times New Roman1"/>
    </style:style>
    <style:style style:name="T144" style:family="text">
      <style:text-properties officeooo:rsid="00875977" style:language-asian="tr" style:country-asian="TR" style:font-name-complex="Times New Roman1"/>
    </style:style>
    <style:style style:name="T145" style:family="text">
      <style:text-properties officeooo:rsid="00512536" style:language-asian="tr" style:country-asian="TR" style:font-name-complex="Times New Roman1"/>
    </style:style>
    <style:style style:name="T146" style:family="text">
      <style:text-properties officeooo:rsid="0013588f" style:language-asian="tr" style:country-asian="TR" style:font-name-complex="Times New Roman1"/>
    </style:style>
    <style:style style:name="T147" style:family="text">
      <style:text-properties officeooo:rsid="00443595" style:language-asian="tr" style:country-asian="TR" style:font-name-complex="Times New Roman1"/>
    </style:style>
    <style:style style:name="T148" style:family="text">
      <style:text-properties officeooo:rsid="0014c035" style:language-asian="tr" style:country-asian="TR" style:font-name-complex="Times New Roman1"/>
    </style:style>
    <style:style style:name="T149" style:family="text">
      <style:text-properties officeooo:rsid="006fa4e9" style:language-asian="tr" style:country-asian="TR" style:font-name-complex="Times New Roman1"/>
    </style:style>
    <style:style style:name="T150" style:family="text">
      <style:text-properties officeooo:rsid="004a1f33" style:language-asian="tr" style:country-asian="TR" style:font-name-complex="Times New Roman1"/>
    </style:style>
    <style:style style:name="T151" style:family="text">
      <style:text-properties officeooo:rsid="005e4a91" style:language-asian="tr" style:country-asian="TR" style:font-name-complex="Times New Roman1"/>
    </style:style>
    <style:style style:name="T152" style:family="text">
      <style:text-properties officeooo:rsid="00a43a1d" style:language-asian="tr" style:country-asian="TR" style:font-name-complex="Times New Roman1"/>
    </style:style>
    <style:style style:name="T153" style:family="text">
      <style:text-properties officeooo:rsid="00a7f9fb" style:language-asian="tr" style:country-asian="TR" style:font-name-complex="Times New Roman1"/>
    </style:style>
    <style:style style:name="T154" style:family="text">
      <style:text-properties officeooo:rsid="00b32608" style:language-asian="tr" style:country-asian="TR" style:font-name-complex="Times New Roman1"/>
    </style:style>
    <style:style style:name="T155" style:family="text">
      <style:text-properties officeooo:rsid="00b9f0a8" style:language-asian="tr" style:country-asian="TR" style:font-name-complex="Times New Roman1"/>
    </style:style>
    <style:style style:name="T156" style:family="text">
      <style:text-properties officeooo:rsid="00be5ea1" style:language-asian="tr" style:country-asian="TR" style:font-name-complex="Times New Roman1"/>
    </style:style>
    <style:style style:name="T157" style:family="text">
      <style:text-properties style:language-asian="tr" style:country-asian="TR" style:font-name-complex="Tahoma"/>
    </style:style>
    <style:style style:name="T158" style:family="text">
      <style:text-properties officeooo:rsid="003b129e" style:language-asian="tr" style:country-asian="TR" style:font-name-complex="Tahoma"/>
    </style:style>
    <style:style style:name="T159" style:family="text">
      <style:text-properties officeooo:rsid="004958df" style:language-asian="tr" style:country-asian="TR" style:font-name-complex="Tahoma"/>
    </style:style>
    <style:style style:name="T160" style:family="text">
      <style:text-properties officeooo:rsid="006bae34" style:language-asian="tr" style:country-asian="TR" style:font-name-complex="Tahoma"/>
    </style:style>
    <style:style style:name="T161" style:family="text">
      <style:text-properties officeooo:rsid="00374a74" style:language-asian="tr" style:country-asian="TR"/>
    </style:style>
    <style:style style:name="T162" style:family="text">
      <style:text-properties officeooo:rsid="0014a809" style:language-asian="tr" style:country-asian="TR"/>
    </style:style>
    <style:style style:name="T163" style:family="text">
      <style:text-properties officeooo:rsid="00347560"/>
    </style:style>
    <style:style style:name="T164" style:family="text">
      <style:text-properties officeooo:rsid="00348da0"/>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177"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78"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79" style:family="text">
      <style:text-properties fo:font-style="italic" fo:font-weight="bold" officeooo:rsid="00b9f0a8" style:language-asian="tr" style:country-asian="TR" style:font-style-asian="italic" style:font-weight-asian="bold" style:font-name-complex="Times New Roman1" style:font-style-complex="italic" style:font-weight-complex="bold"/>
    </style:style>
    <style:style style:name="T180" style:family="text">
      <style:text-properties fo:font-style="italic" fo:font-weight="bold" officeooo:rsid="00be5ea1" style:language-asian="tr" style:country-asian="TR" style:font-style-asian="italic" style:font-weight-asian="bold" style:font-name-complex="Times New Roman1" style:font-style-complex="italic" style:font-weight-complex="bold"/>
    </style:style>
    <style:style style:name="T181" style:family="text">
      <style:text-properties fo:font-style="italic" fo:font-weight="bold" officeooo:rsid="007bfa35" style:language-asian="tr" style:country-asian="TR" style:font-style-asian="italic" style:font-weight-asian="bold" style:font-name-complex="Times New Roman1" style:font-style-complex="italic" style:font-weight-complex="bold"/>
    </style:style>
    <style:style style:name="T182" style:family="text">
      <style:text-properties fo:font-style="italic" fo:font-weight="bold" officeooo:rsid="00b32608" style:language-asian="tr" style:country-asian="TR" style:font-style-asian="italic" style:font-weight-asian="bold" style:font-name-complex="Times New Roman1" style:font-style-complex="italic" style:font-weight-complex="bold"/>
    </style:style>
    <style:style style:name="T18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8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5"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86"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87"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88" style:family="text">
      <style:text-properties fo:font-style="italic" fo:font-weight="normal" officeooo:rsid="00b32608" style:language-asian="tr" style:country-asian="TR" style:font-style-asian="italic" style:font-weight-asian="normal" style:font-name-complex="Times New Roman1" style:font-style-complex="italic" style:font-weight-complex="normal"/>
    </style:style>
    <style:style style:name="T189" style:family="text">
      <style:text-properties fo:font-style="italic" fo:font-weight="normal" officeooo:rsid="00b9f0a8" style:language-asian="tr" style:country-asian="TR" style:font-style-asian="italic" style:font-weight-asian="normal" style:font-name-complex="Times New Roman1" style:font-style-complex="italic" style:font-weight-complex="normal"/>
    </style:style>
    <style:style style:name="T190" style:family="text">
      <style:text-properties fo:font-style="italic" fo:font-weight="normal" officeooo:rsid="00be5ea1" style:language-asian="tr" style:country-asian="TR" style:font-style-asian="italic" style:font-weight-asian="normal" style:font-name-complex="Times New Roman1" style:font-style-complex="italic" style:font-weight-complex="normal"/>
    </style:style>
    <style:style style:name="T191" style:family="text">
      <style:text-properties fo:font-style="italic" fo:font-weight="normal" style:language-asian="tr" style:country-asian="TR" style:font-style-asian="italic" style:font-weight-asian="normal" style:font-name-complex="Times New Roman1" style:font-weight-complex="normal"/>
    </style:style>
    <style:style style:name="T192"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93" style:family="text">
      <style:text-properties fo:font-style="italic" fo:font-weight="normal" officeooo:rsid="00a43a1d"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0a43a1d" style:font-style-asian="italic" style:font-style-complex="italic"/>
    </style:style>
    <style:style style:name="T196" style:family="text">
      <style:text-properties fo:font-style="italic" style:language-asian="tr" style:country-asian="TR" style:font-style-asian="italic" style:font-name-complex="Times New Roman1" style:font-style-complex="italic"/>
    </style:style>
    <style:style style:name="T197" style:family="text">
      <style:text-properties fo:font-style="italic" officeooo:rsid="00496a67" style:language-asian="tr" style:country-asian="TR" style:font-style-asian="italic" style:font-name-complex="Times New Roman1" style:font-style-complex="italic" style:font-weight-complex="normal"/>
    </style:style>
    <style:style style:name="T198" style:family="text">
      <style:text-properties fo:font-style="italic" officeooo:rsid="002b0bb3" style:language-asian="tr" style:country-asian="TR" style:font-style-asian="italic" style:font-name-complex="Times New Roman1" style:font-style-complex="italic" style:font-weight-complex="normal"/>
    </style:style>
    <style:style style:name="T199" style:family="text">
      <style:text-properties fo:font-style="italic" officeooo:rsid="003b129e" style:language-asian="tr" style:country-asian="TR" style:font-style-asian="italic" style:font-name-complex="Times New Roman1" style:font-style-complex="italic"/>
    </style:style>
    <style:style style:name="T200" style:family="text">
      <style:text-properties fo:font-style="italic" officeooo:rsid="005192be" style:language-asian="tr" style:country-asian="TR" style:font-style-asian="italic" style:font-name-complex="Times New Roman1" style:font-style-complex="italic"/>
    </style:style>
    <style:style style:name="T201" style:family="text">
      <style:text-properties fo:font-style="italic" officeooo:rsid="0047d350" style:language-asian="tr" style:country-asian="TR" style:font-style-asian="italic" style:font-name-complex="Times New Roman1" style:font-style-complex="italic"/>
    </style:style>
    <style:style style:name="T202" style:family="text">
      <style:text-properties fo:font-style="italic" officeooo:rsid="005915ab" style:language-asian="tr" style:country-asian="TR" style:font-style-asian="italic" style:font-name-complex="Times New Roman1" style:font-style-complex="italic"/>
    </style:style>
    <style:style style:name="T203" style:family="text">
      <style:text-properties fo:font-style="italic" officeooo:rsid="00b32608" style:language-asian="tr" style:country-asian="TR" style:font-style-asian="italic" style:font-name-complex="Times New Roman1" style:font-style-complex="italic"/>
    </style:style>
    <style:style style:name="T204" style:family="text">
      <style:text-properties fo:font-style="italic" officeooo:rsid="00b9f0a8" style:language-asian="tr" style:country-asian="TR" style:font-style-asian="italic" style:font-name-complex="Times New Roman1" style:font-style-complex="italic"/>
    </style:style>
    <style:style style:name="T205" style:family="text">
      <style:text-properties fo:font-style="italic" officeooo:rsid="00bb0e64" style:language-asian="tr" style:country-asian="TR" style:font-style-asian="italic" style:font-name-complex="Times New Roman1" style:font-style-complex="italic"/>
    </style:style>
    <style:style style:name="T206"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07" style:family="text">
      <style:text-properties officeooo:rsid="004c1294"/>
    </style:style>
    <style:style style:name="T208" style:family="text">
      <style:text-properties officeooo:rsid="004d17d8"/>
    </style:style>
    <style:style style:name="T209" style:family="text">
      <style:text-properties officeooo:rsid="005079a5"/>
    </style:style>
    <style:style style:name="T210" style:family="text">
      <style:text-properties officeooo:rsid="006bae34"/>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6bae34"/>
    </style:style>
    <style:style style:name="T213" style:family="text">
      <style:text-properties officeooo:rsid="008676e7"/>
    </style:style>
    <style:style style:name="T214"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15"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6" style:family="text">
      <style:text-properties officeooo:rsid="0097ef5f"/>
    </style:style>
    <style:style style:name="T217" style:family="text">
      <style:text-properties officeooo:rsid="00a09823"/>
    </style:style>
    <style:style style:name="T218" style:family="text">
      <style:text-properties officeooo:rsid="00a43a1d"/>
    </style:style>
    <style:style style:name="T219" style:family="text">
      <style:text-properties style:font-name="Abyssinica SIL" style:language-asian="tr" style:country-asian="TR" style:font-name-complex="Times New Roman1"/>
    </style:style>
    <style:style style:name="T220" style:family="text">
      <style:text-properties style:font-name="Abyssinica SIL" officeooo:rsid="0013e64a" style:language-asian="tr" style:country-asian="TR" style:font-name-complex="Times New Roman1"/>
    </style:style>
    <style:style style:name="T221" style:family="text">
      <style:text-properties style:font-name="Abyssinica SIL" officeooo:rsid="003c3a02" style:language-asian="tr" style:country-asian="TR" style:font-name-complex="Times New Roman1"/>
    </style:style>
    <style:style style:name="T222" style:family="text">
      <style:text-properties style:font-name="Abyssinica SIL" officeooo:rsid="004958df" style:language-asian="tr" style:country-asian="TR" style:font-name-complex="Times New Roman1"/>
    </style:style>
    <style:style style:name="T223" style:family="text">
      <style:text-properties style:font-name="Abyssinica SIL"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24" style:family="text">
      <style:text-properties style:font-name="Abyssinica SIL"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style:font-name="Abyssinica SIL"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officeooo:rsid="0078c540"/>
    </style:style>
    <style:style style:name="T227" style:family="text">
      <style:text-properties officeooo:rsid="00b0e99e"/>
    </style:style>
    <style:style style:name="T228" style:family="text">
      <style:text-properties officeooo:rsid="00b1d6f4"/>
    </style:style>
    <style:style style:name="T229" style:family="text">
      <style:text-properties officeooo:rsid="00b32608"/>
    </style:style>
    <style:style style:name="T230" style:family="text">
      <style:text-properties officeooo:rsid="00b3f9ce"/>
    </style:style>
    <style:style style:name="T231" style:family="text">
      <style:text-properties fo:font-size="12pt" officeooo:rsid="00be5ea1" style:font-size-asian="12pt" style:font-size-complex="12pt"/>
    </style:style>
    <style:style style:name="T232" style:family="text">
      <style:text-properties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33" style:family="text">
      <style:text-properties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fo:font-weight="normal" officeooo:rsid="00be5ea1"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officeooo:rsid="00b8b0f5"/>
    </style:style>
    <style:style style:name="T237"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38"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39"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40"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41"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42"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43"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44"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45" style:family="text">
      <style:text-properties style:font-name="Chilanka" fo:font-size="12pt" style:font-size-asian="12pt" style:language-asian="tr" style:country-asian="TR" style:font-name-complex="Times New Roman1" style:font-size-complex="12pt"/>
    </style:style>
    <style:style style:name="T246" style:family="text">
      <style:text-properties style:font-name="Chilanka" fo:font-size="12pt" officeooo:rsid="00c5822c" style:font-size-asian="12pt" style:language-asian="tr" style:country-asian="TR" style:font-name-complex="Times New Roman1" style:font-size-complex="12pt"/>
    </style:style>
    <style:style style:name="T247" style:family="text">
      <style:text-properties style:font-name="Chilanka" fo:font-size="12pt" officeooo:rsid="00c5d15f" style:font-size-asian="12pt" style:language-asian="tr" style:country-asian="TR" style:font-name-complex="Times New Roman1" style:font-size-complex="12pt"/>
    </style:style>
    <style:style style:name="T248" style:family="text">
      <style:text-properties style:font-name="Chilanka" fo:font-size="12pt" officeooo:rsid="00be5ea1" style:font-size-asian="12pt" style:font-size-complex="12pt"/>
    </style:style>
    <style:style style:name="T249"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50" style:family="text">
      <style:text-properties style:font-name="Chilanka"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51" style:family="text">
      <style:text-properties style:font-name="Chilanka"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52" style:family="text">
      <style:text-properties style:font-name="Chilanka" fo:font-size="12pt" fo:font-style="normal" fo:font-weight="normal" officeooo:rsid="00be5ea1" style:font-size-asian="12pt" style:language-asian="tr" style:country-asian="TR" style:font-style-asian="normal" style:font-weight-asian="normal" style:font-name-complex="Times New Roman1" style:font-size-complex="12pt" style:font-style-complex="normal" style:font-weight-complex="normal"/>
    </style:style>
    <style:style style:name="T253" style:family="text">
      <style:text-properties style:font-name="Chilanka"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54" style:family="text">
      <style:text-properties officeooo:rsid="00d55402"/>
    </style:style>
    <style:style style:name="T255" style:family="text">
      <style:text-properties officeooo:rsid="00cddedd"/>
    </style:style>
    <style:style style:name="T256" style:family="text">
      <style:text-properties officeooo:rsid="00b9f0a8"/>
    </style:style>
    <style:style style:name="T257" style:family="text">
      <style:text-properties officeooo:rsid="00be5e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ELİRLİ SÜRELİ KİRA SÖZLEŞMESİ</text:p>
      <text:p text:style-name="P26"><text:span text:style-name="T33">MADDE </text:span><text:span text:style-name="T34">1<text:tab/></text:span><text:span text:style-name="T66">Tanım</text:span><text:span text:style-name="T72">lar</text:span><text:span text:style-name="T66">:</text:span><text:span text:style-name="T81"> </text:span><text:span text:style-name="T82">İ</text:span><text:span text:style-name="T83">şbu sözleşmede adı geçen; </text:span><text:span text:style-name="T67">Kiraya veren</text:span><text:span text:style-name="T82">; </text:span><text:span text:style-name="T85">mecurun</text:span><text:span text:style-name="T82"> sahibi</text:span><text:span text:style-name="T83">ni</text:span><text:span text:style-name="T82"> ve/veya vekili</text:span><text:span text:style-name="T83">ni</text:span><text:span text:style-name="T82">, </text:span><text:span text:style-name="T67">Kiracı;</text:span><text:span text:style-name="T93"> </text:span><text:span text:style-name="T96">mecuru</text:span><text:span text:style-name="T93"> kiralama hak</text:span><text:span text:style-name="T95">k</text:span><text:span text:style-name="T93">ını belirli bir ücret karşılığında </text:span><text:span text:style-name="T96">belirli bir süre</text:span><text:span text:style-name="T93"> kabul <text:s/>eden gerçek veya tüzel kişi</text:span><text:span text:style-name="T94">yi</text:span><text:span text:style-name="T83"> ifade eder. </text:span><text:span text:style-name="T3">İşbu k</text:span>ira sözleşme<text:span text:style-name="T217">yle</text:span>, kiraya veren , <text:span text:style-name="T28">bu sözleşmede özellikleri belirtilen mecurun</text:span> kullanı<text:span text:style-name="T166">mını,</text:span> <text:span text:style-name="T165">belli bir süre için, belirlenen fiyatla</text:span> kiracıya bırak<text:span text:style-name="T217">ır</text:span>.</text:p>
      <text:p text:style-name="P46"><text:span text:style-name="T109">M</text:span><text:span text:style-name="T107">ADDE </text:span><text:span text:style-name="T108">2<text:tab/></text:span><text:span text:style-name="T110">Kira süresi:</text:span><text:span text:style-name="T111"> </text:span><text:span text:style-name="T112">İşbu s</text:span><text:span text:style-name="T113">özleşme, belirli süre</text:span><text:span text:style-name="T115">lidir</text:span><text:span text:style-name="T114"> ve <text:s/>k</text:span><text:span text:style-name="T113">ararlaştırılan sürenin </text:span><text:span text:style-name="T117">sonunda</text:span><text:span text:style-name="T113"> herhangi bir bildirim olmaksızın, </text:span><text:span text:style-name="T116"><text:s/>sözleşmeden doğan haklar saklı kalmak şartıyla,</text:span><text:span text:style-name="T113"> sona ere</text:span><text:span text:style-name="T114">r. </text:span></text:p>
      <text:p text:style-name="P27"><text:span text:style-name="T39">M</text:span><text:span text:style-name="T33">ADDE 3 <text:tab/></text:span><text:span text:style-name="T74">Vergi ve benzeri yükümlülüklere katlanma borcu : </text:span>Kiralanana <text:span text:style-name="T207">ait, kültür, arsa, bina vergileri kiraya veren ;</text:span> <text:span text:style-name="T209">kira stopaj </text:span>vergi<text:span text:style-name="T65">si, çevre temizlik vergisi </text:span>ve benzeri yükümlülükler <text:span text:style-name="T28">kiracı tarafından ödenecektir. </text:span><text:span text:style-name="T120">Kiracı elektrik, su, </text:span><text:span text:style-name="T122">aidat</text:span><text:span text:style-name="T120"> vb. abone gerektiren işlemlerde, kira başlangıcında abonelikleri üzerine alacaktır ve kira müddeti boyunca bu </text:span><text:span text:style-name="T123">aboneliklere ait</text:span><text:span text:style-name="T120"> giderler kiracıya aittir.</text:span></text:p>
      <text:p text:style-name="P26"><text:span text:style-name="T33">MADDE </text:span><text:span text:style-name="T34">4 <text:tab/></text:span><text:span text:style-name="T75">Yan giderlere katlanma borcu</text:span><text:span text:style-name="T33"> : </text:span>Kira<text:span text:style-name="T28">cı</text:span>, kiralananın kullanımıyla ilgili olmak üzere, kendisi veya üçüncü kişi tarafından yapılan yan giderlere katlanmakla yükümlüdür.</text:p>
      <text:p text:style-name="P28"><text:span text:style-name="T33">MADDE </text:span><text:span text:style-name="T34">5<text:tab/></text:span><text:span text:style-name="T75">Kiralananın teslim anında </text:span><text:span text:style-name="T78">ve </text:span><text:span text:style-name="T75">sonra</text:span><text:span text:style-name="T78">sı</text:span><text:span text:style-name="T75"> ayıplı hâle gelmesinden sorumluluk</text:span><text:span text:style-name="T33"> <text:tab/></text:span></text:p>
      <text:list xml:id="list2650224032" text:style-name="WWNum3">
        <text:list-header>
          <text:p text:style-name="P69"><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xt:span><text:span text:style-name="T22">olduğu şekliyle</text:span><text:span text:style-name="T14">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8">Kiracının, mecurun teslimi sonrası, kendi ihtiyaçları doğrultusunda ortaya çıkabilecek ve eksik olarak tanımlayacağı şeylerin sorumluluğu kiracıya aittir. </text:span></text:p>
        </text:list-header>
      </text:list>
      <text:p text:style-name="P26"><text:span text:style-name="T33">MADDE </text:span><text:span text:style-name="T38">6</text:span><text:span text:style-name="T34"><text:tab/></text:span><text:span text:style-name="T75">Kira bedelinin indirilmesi</text:span><text:span text:style-name="T33"> : </text:span>Kiracı, <text:span text:style-name="T29">kira süresi boyunca ve sonrasında, sözleşmede belirlenen kira bedelinde, mucbir sebepler dahil, herhangi bir sebeple </text:span>indirim yapılmasını isteye<text:span text:style-name="T29">mez</text:span>. <text:span text:style-name="T227">İşbu sözleşme pandemi koşulları göz önünde bulundurularak imzalanmıştır.</text:span></text:p>
      <text:p text:style-name="P26"><text:span text:style-name="T33">MADDE </text:span><text:span text:style-name="T40">7</text:span><text:span text:style-name="T34"><text:tab/></text:span><text:span text:style-name="T75">Kira bedelini ödeme borcu,</text:span><text:span text:style-name="T33"> </text:span><text:span text:style-name="T37">ifa zamanı, kiracının temerrüdü</text:span><text:span text:style-name="T33"><text:tab/><text:tab/></text:span></text:p>
      <text:list xml:id="list144719739217233" text:continue-numbering="true" text:style-name="WWNum3">
        <text:list-header>
          <text:p text:style-name="P71"><text:span text:style-name="T142">Kira bedeli nettir. <text:s/></text:span><text:span text:style-name="T119">Sözleşme</text:span><text:span text:style-name="T142">de</text:span><text:span text:style-name="T119"> </text:span><text:span text:style-name="T142">belirtilen kira bedeli</text:span><text:span text:style-name="T119">, vergiler düşüldükten sonra </text:span><text:span text:style-name="T142">kiralayana </text:span><text:span text:style-name="T119">ödene</text:span><text:span text:style-name="T142">cek</text:span><text:span text:style-name="T119"> </text:span><text:span text:style-name="T123">net </text:span><text:span text:style-name="T119">miktardır. </text:span><text:span text:style-name="T142">Kira stopaj vergisi kiracı tarafından, </text:span><text:span text:style-name="T123">kiraya veren adına </text:span><text:span text:style-name="T142">ödenecektir. Her türlü resim vergi ve harçlar, ÇTV, stopaj vergisi ve kira süresi içerisinde ortaya çıkabilecek her türlü resmi ödemeler, vergi ve harçlar kiracı tarafından ödenecektir.</text:span><text:span text:style-name="T119"> Kiracı, kira bedelini </text:span><text:span text:style-name="T143">( kira bedeli aylık ödemeli yapılacaksa her ayın </text:span><text:span text:style-name="T144">1</text:span><text:span text:style-name="T145">. günü</text:span><text:span text:style-name="T143"> peşin </text:span><text:span text:style-name="T144">olarak</text:span><text:span text:style-name="T143"> )</text:span><text:span text:style-name="T119"> ve yan giderleri,</text:span><text:span text:style-name="T143"> </text:span><text:span text:style-name="T144">peşin </text:span><text:span text:style-name="T119">ödemekle yükümlüdür. </text:span><text:span text:style-name="T130">Ki</text:span><text:span text:style-name="T143">ra ödemeleri kiraya verene ait banka hesabına yatırılacaktır. </text:span><text:span text:style-name="T119">İşbu sö</text:span><text:span text:style-name="T146">z</text:span><text:span text:style-name="T119">leşme</text:span><text:span text:style-name="T126">de belirlenen</text:span><text:span text:style-name="T119"> kira bedeli</text:span><text:span text:style-name="T126">nin ödeme vadesi </text:span><text:span text:style-name="T129">sözleşme düzenleme </text:span><text:span text:style-name="T126">tarihidir.</text:span><text:span text:style-name="T119"> Ödeme çek veya senet ile taahhüt edilmiş ise ödemenin zamanında <text:s/>ödenmemesi durumunda, </text:span><text:span text:style-name="T214">müteakip bonolarda muacceliyet kesbedece</text:span><text:span text:style-name="T215">k</text:span><text:span text:style-name="T214">,</text:span><text:span text:style-name="T119"> </text:span><text:span text:style-name="T129">çek veya senedin ödeme vadesi, sözleşme düzenleme tarihi olarak kabul edilecektir </text:span><text:span text:style-name="T147">ve</text:span><text:span text:style-name="T129"> </text:span><text:span text:style-name="T119"><text:s/></text:span><text:span text:style-name="T147">k</text:span><text:span text:style-name="T129">iracı </text:span><text:span text:style-name="T147">geçmiş ve </text:span><text:span text:style-name="T129">o</text:span><text:span text:style-name="T119">turduğu süreye ait kira borcunu,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text:span><text:span text:style-name="T129">ile birlikte</text:span><text:span text:style-name="T126"> ödemeyi</text:span><text:span text:style-name="T119"> peşinen kabul ve taahhüt eder.</text:span></text:p>
        </text:list-header>
      </text:list>
      <text:p text:style-name="P26"><text:span text:style-name="T33">MADDE </text:span><text:span text:style-name="T41">8</text:span><text:span text:style-name="T35"><text:tab/></text:span><text:span text:style-name="T76">Temizlik ve bakım giderlerini ödeme borcu</text:span> : Kiracı, kiralananın olağan kullanımı için gerekli temizlik, bakım <text:span text:style-name="T227">vb.</text:span> giderleri ödemekle yükümlüdür.</text:p>
      <text:p text:style-name="P26"><text:span text:style-name="T33">MADDE </text:span><text:span text:style-name="T41">9</text:span><text:span text:style-name="T35"><text:tab/></text:span><text:span text:style-name="T38">K</text:span><text:span text:style-name="T7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2">önce kiracıya bildirmek ve bunların </text:span>yapıldığı sırada kiracının yararlarını göz önünde tutmak zorundadır. </text:p>
      <text:p text:style-name="P37"><text:span text:style-name="T33">MADD</text:span><text:span text:style-name="T43">E 10 </text:span><text:span text:style-name="T68">Kira</text:span><text:span text:style-name="T76">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37">Kiracı, <text:span text:style-name="T208">mecurda bir değişiklik yapmak isterse bu ek bir sözleşme ile belirlenmelidir.</text:span> Kiracı, kiraya verenin rızasıyla yaptığı yenilik ve değişiklikler sebebiyle kiralananda ortaya çıka<text:span text:style-name="T208">bilecek</text:span> </text:p>
      <text:p text:style-name="P13"/>
      <text:p text:style-name="P13">KİRAYA VEREN<text:tab/>KİRACI<text:tab/>ŞAHİT-KEFİL</text:p>
      <text:p text:style-name="P100"><text:tab/><text:tab/><text:tab/><text:tab/><text:tab/><text:tab/><text:span text:style-name="T257">CİHAN ÇAM</text:span></text:p>
      <text:p text:style-name="P100"><text:span text:style-name="T229"><text:tab/><text:tab/><text:tab/><text:tab/><text:tab/><text:tab/></text:span><text:span text:style-name="T257">49048179620</text:span><text:span text:style-name="T229"><text:tab/><text:tab/><text:tab/><text:tab/><text:tab/><text:tab/></text:span></text:p>
      <text:p text:style-name="P37"><text:soft-page-break/><text:span text:style-name="T119">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4">Aksi bir sözleşme ile kararlaştır</text:span><text:span text:style-name="T140">ı</text:span><text:span text:style-name="T124">lmamışsa, </text:span><text:span text:style-name="T121">Kiracı, kira bitiminde yaptığı bu tip imalatları sökemez, çıkaramaz, kıramaz. Kiracı bu tip imalatları sağlam olarak kiraya verene teslim etmekle yükümlüdür. </text:span></text:p>
      <text:p text:style-name="P26"><text:span text:style-name="T43">MADDE 11</text:span><text:span text:style-name="T35"><text:tab/></text:span><text:span text:style-name="T76">Alt kira ve kullanım hakkının devri, </text:span><text:span text:style-name="T68">Kira ilişkisinin devri</text:span><text:span text:style-name="T33"> : </text:span>Kiracı, kiraya verenin yazılı rızası olmadıkça, kiralananı başkasına kiralayamayacağı gibi, kullanım hakkını da, kira ilişkisini <text:span text:style-name="T166">de</text:span> başkasına devredemez. </text:p>
      <text:p text:style-name="P26"><text:span text:style-name="T33">MADDE </text:span><text:span text:style-name="T35">1</text:span><text:span text:style-name="T42">2</text:span><text:span text:style-name="T35"><text:tab/></text:span><text:span text:style-name="T76">Kiralananın kullanılmaması</text:span><text:span text:style-name="T33"> :</text:span><text:span text:style-name="T2"> </text:span><text:span text:style-name="T8">Normal veya mucbir bir sebeple, m</text:span><text:span text:style-name="T6">ecur</text:span> kullanılmasa veya sınırlı olarak kullanılsa bile kiracı, kira bedelini ödemekle yükümlüdür. <text:span text:style-name="T216">İşbu sözleşme pandemi koşulları göz önünde bulundurularak düzenlenmiştir.</text:span></text:p>
      <text:p text:style-name="P26"><text:span text:style-name="T33">MADDE </text:span><text:span text:style-name="T38">1</text:span><text:span text:style-name="T42">3</text:span><text:span text:style-name="T35"><text:tab/></text:span><text:span text:style-name="T76">Kiralananın sözleşmenin bitiminden önce geri verilmesi</text:span><text:span text:style-name="T33"> <text:s/>: </text:span>Kiracı, sözleşme süresine veya fesih dönemine uymaksızın kiralananı geri verdiği takdirde, kira sözleşmesinden doğan borçları, <text:span text:style-name="T30">sözleşme bitim süresine kadar olan dönem boyunca devam eder. Bu gibi durumlarda kiracı, kiralananı başkasına devredemez. Kiraya veren, k</text:span>iralananın <text:span text:style-name="T163">güncel</text:span> koşullarla kiraya verilebileceği <text:span text:style-name="T30">yeni bir kiracı bulması </text:span>h<text:span text:style-name="T216">a</text:span>linde, kiracının kira sözleşmesinden doğan borçları sona erer. <text:s/><text:span text:style-name="T216">Kiracı sözleşmede belirtilen şartlarda, kiralananı kullanmasa bile, kira borcunu ödemekle yükümlüdür.</text:span></text:p>
      <text:p text:style-name="P29"><text:span text:style-name="T33">MADDE </text:span><text:span text:style-name="T38">1</text:span><text:span text:style-name="T42">4</text:span><text:span text:style-name="T35"><text:tab/></text:span><text:span text:style-name="T74">Sözleşmenin sona ermesi</text:span><text:span text:style-name="T2"> : </text:span><text:span text:style-name="T4">İşbu sözleşme, belirli süreli bir sözleşmedir. K</text:span>ira sözleşmesi bu sürenin sonunda kendiliğinden sona erer. <text:span text:style-name="T208">Kiracı kiralananı sözleşme bitim tarihinde boşaltmakla yükümlüdür.</text:span><text:span text:style-name="T92"> </text:span><text:span text:style-name="T103">K</text:span><text:span text:style-name="T100">iracı, </text:span><text:span text:style-name="T103">mecuru boşaltmadığı takdirde, </text:span><text:span text:style-name="T100"><text:s/></text:span><text:span text:style-name="T99">geçmiş ve </text:span><text:span text:style-name="T100">o</text:span><text:span text:style-name="T97">turduğu süreye ait kira borcunu, </text:span><text:span text:style-name="T101">geçen her gün için, yıllık kira bedelinin yüzde </text:span><text:span text:style-name="T100">biri</text:span><text:span text:style-name="T101"> oranında </text:span><text:span text:style-name="T100">(%1)</text:span><text:span text:style-name="T101"> </text:span><text:span text:style-name="T102">günlük </text:span><text:span text:style-name="T101">ceza bedeli </text:span><text:span text:style-name="T100">ile birlikte</text:span><text:span text:style-name="T101"> ödemeyi</text:span><text:span text:style-name="T97"> peşinen kabul ve taahhüt eder.</text:span></text:p>
      <text:p text:style-name="P26"><text:span text:style-name="T33">MADDE </text:span><text:span text:style-name="T38">1</text:span><text:span text:style-name="T42">5</text:span><text:span text:style-name="T33"><text:tab/></text:span><text:span text:style-name="T74">Kiracının iflası </text:span><text:span text:style-name="T79">ve ölümü : </text:span>Kiracı, kiralananın tesliminden sonra iflas eder <text:span text:style-name="T208">veya</text:span> <text:s/>öl<text:span text:style-name="T208">ürse, ö</text:span>len kiracının <text:span text:style-name="T64">mirasçıları ve </text:span>ortakları veya bu ortakların aynı meslek ve sanatı yürüten mirasçıları <text:span text:style-name="T31"><text:s/>kiranın devam etmesine yönelik istekleri, bu sözleşmeye bağlı olarak geçersizdir. </text:span><text:span text:style-name="T84">Kiracının ölümü ile bu sözleşmedeki </text:span><text:span text:style-name="T81">“Kiralananın sözleşmenin bitiminden önce geri verilmesi” </text:span><text:span text:style-name="T84">maddesinde belirtilen şartlar uygulanır. </text:span><text:span text:style-name="T3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0"><text:span text:style-name="T33">MADDE </text:span><text:span text:style-name="T38">1</text:span><text:span text:style-name="T42">6</text:span><text:span text:style-name="T36"><text:tab/></text:span><text:span text:style-name="T77">Kiralananın geri verilmesi</text:span><text:span text:style-name="T33"> <text:tab/>:</text:span><text:span text:style-name="T2"> “</text:span><text:span text:style-name="T86">Kiralananda yenilik ve değişiklik yapılması“ </text:span><text:span text:style-name="T87">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3">de</text:span>, sözleşmeye aykırı kullanmadan doğacak zararları giderme<text:span text:style-name="T32">kle yükümlüdür.</text:span> </text:p>
      <text:p text:style-name="P26"><text:span text:style-name="T33">MADDE </text:span><text:span text:style-name="T38">1</text:span><text:span text:style-name="T42">7</text:span><text:span text:style-name="T3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2"/>
      <text:p text:style-name="P12">KİRAYA VEREN<text:tab/>KİRACI<text:tab/>ŞAHİT-KEFİL</text:p>
      <text:p text:style-name="P101"><text:span text:style-name="T152"><text:tab/><text:tab/><text:tab/><text:tab/><text:tab/><text:tab/></text:span><text:span text:style-name="T23">CİHAN ÇAM</text:span></text:p>
      <text:p text:style-name="P100"><text:span text:style-name="T229"><text:tab/><text:tab/><text:tab/><text:tab/><text:tab/><text:tab/></text:span><text:span text:style-name="T257">49048179620</text:span><text:span text:style-name="T229"><text:tab/><text:tab/><text:tab/><text:tab/><text:tab/><text:tab/></text:span></text:p>
      <text:p text:style-name="P31"><text:soft-page-break/><text:span text:style-name="T33">MADDE </text:span><text:span text:style-name="T42">18</text:span><text:span text:style-name="T36"><text:tab/></text:span><text:span text:style-name="T77">Kullanma giderleri</text:span><text:span text:style-name="T33"> : </text:span>Kiracı, ısıtma, aydınlatma ve su gibi kullanma giderlerine katlan<text:span text:style-name="T228">ır ve</text:span> bu giderleri ispat edici belgelerin birer örneğini, istem üzerine diğer tarafa vermek zorundadır. </text:p>
      <text:p text:style-name="P38"><text:span text:style-name="T33">MADDE </text:span><text:span text:style-name="T38">1</text:span><text:span text:style-name="T42">9</text:span><text:span text:style-name="T36"><text:tab/></text:span><text:span text:style-name="T77">Kiracının güvence vermesi</text:span><text:span text:style-name="T33"> <text:tab/>: </text:span><text:span text:style-name="T5">K</text:span>iracı <text:span text:style-name="T230">belirlenen </text:span>güvence <text:span text:style-name="T230">bedelini öder ve tahliyede kiracının herhangi bir borcu olmadığı durumda bu bedel aynı miktarda iade edilir.</text:span></text:p>
      <text:p text:style-name="P32"><text:span text:style-name="T33">MADDE </text:span><text:span text:style-name="T38">2</text:span><text:span text:style-name="T42">0</text:span><text:span text:style-name="T36"> <text:tab/></text:span><text:span text:style-name="T77">Kira </text:span><text:span text:style-name="T80">Yıllık Artış Oranı</text:span><text:span text:style-name="T33"> </text:span><text:span text:style-name="T36">ve </text:span><text:span text:style-name="T77">Belirlenmesi<text:tab/>: </text:span><text:span text:style-name="T63">Bir yıldan uzun süreyle yapılan sözleşmelerde </text:span>uygulanacak <text:span text:style-name="T167">yıllık kira artış oranı</text:span>, <text:span text:style-name="T163">yıllık tüketici </text:span>fiyat endeksin<text:span text:style-name="T163">in (TÜFE)</text:span> <text:span text:style-name="T63">altında olmamak</text:span> koşuluyla <text:span text:style-name="T118">yapılacaktır.</text:span>. </text:p>
      <text:p text:style-name="P33"><text:span text:style-name="T47">MADDE </text:span><text:span text:style-name="T48">2</text:span><text:span text:style-name="T49">1</text:span><text:span text:style-name="T48"> <text:tab/></text:span><text:span text:style-name="T50">Sözleşmenin feshi : </text:span><text:span text:style-name="T119">İşbu sözleşmenin herhangi bir maddesinin ihlali ile </text:span><text:span text:style-name="T133">veya süre bitiminde</text:span><text:span text:style-name="T119">, </text:span><text:span text:style-name="T130">kiraya verenin hakları saklı kalmak şartıyla</text:span><text:span text:style-name="T119"> sözleşme fesh edilir ve kiracı mecuru hiçbir ihtara gerek kalmadan boşaltma</text:span><text:span text:style-name="T134">yı kabul ve taahhüt etmiştir.</text:span><text:span text:style-name="T119">. </text:span></text:p>
      <text:list xml:id="list144719978001558" text:continue-numbering="true" text:style-name="WWNum3">
        <text:list-header>
          <text:p text:style-name="P70"><text:span text:style-name="T47">MADDE </text:span><text:span text:style-name="T48">2</text:span><text:span text:style-name="T49">2</text:span><text:span text:style-name="T50"><text:tab/>Kefil ve şahit : </text:span><text:span text:style-name="T119">Kefil </text:span><text:span text:style-name="T134">ve şahit</text:span><text:span text:style-name="T119">, bu sözleşmeye attığı imza ile, sözleşme şartlarına uyulmaması </text:span><text:span text:style-name="T129">ve/veya bu sözleşmeyle bağlantılı tahliye taahhütnamesi vb. belgeler</text:span><text:span text:style-name="T119"> ile ortaya çıkabilecek her türlü maddi ve manevi zararların karşılanması hususunda, müteselsilen sorumlu olduğunu kabul ve beyan etmiştir. Kefil </text:span><text:span text:style-name="T135">ve Şahit</text:span><text:span text:style-name="T119">, sözleşmeyi imzalayan kişinin, </text:span><text:span text:style-name="T140">s</text:span><text:span text:style-name="T119">özleşmede adı geçen kişi olduğuna şahitlik ettiğini kabul ve beyan e</text:span><text:span text:style-name="T153">tmiştir.</text:span><text:span text:style-name="T119"> </text:span></text:p>
          <text:p text:style-name="P72"><text:span text:style-name="T49">MADDE 23<text:tab/>Yetkili mercii ve tebligat :</text:span><text:span text:style-name="T17"> İşbu </text:span><text:span text:style-name="T134"><text:s/>sözleşmede belirtilen adresler tarafların tebligat adresleri olarak da belirlenmiş olup her türlü tebligatın bu adreslere yapılabileceği taraflarca kabul edilmişti</text:span><text:span text:style-name="T136">r.</text:span><text:span text:style-name="T134"> Taraflar, anlaşmazlık vuku</text:span><text:span text:style-name="T136">unda</text:span><text:span text:style-name="T134">, T.C. Tokat Mahkeme ve İcra Dairelerinin selahiyetini </text:span><text:span text:style-name="T133">şimdiden </text:span><text:span text:style-name="T134">kabul ve beyan etmiştir. </text:span></text:p>
          <text:list>
            <text:list-item>
              <text:list>
                <text:list-item>
                  <text:list>
                    <text:list-item>
                      <text:list>
                        <text:list-item>
                          <text:list>
                            <text:list-item>
                              <text:list>
                                <text:list-header>
                                  <text:p text:style-name="P73"/>
                                  <text:list>
                                    <text:list-header>
                                      <text:p text:style-name="P72"><text:span text:style-name="T119">İşbu akit, </text:span><text:span text:style-name="T136">3</text:span><text:span text:style-name="T137"> sayfa,</text:span><text:span text:style-name="T138"> 2</text:span><text:span text:style-name="T134">3</text:span><text:span text:style-name="T138"> madde </text:span><text:span text:style-name="T134">ve kiraya veren, kiracı, kiralanan ve kira hakkında detaylardan</text:span><text:span text:style-name="T138"> </text:span><text:span text:style-name="T137">oluşur ve </text:span><text:span text:style-name="T136">1</text:span><text:span text:style-name="T119"> nüsha halinde tanzim edilmiş olup, taraflarca </text:span><text:span text:style-name="T134">okunarak, </text:span><text:span text:style-name="T119">kabul edilmiş ve imzalanmıştır.</text:span></text:p>
                                    </text:list-header>
                                  </text:list>
                                </text:list-header>
                              </text:list>
                            </text:list-item>
                          </text:list>
                        </text:list-item>
                      </text:list>
                    </text:list-item>
                  </text:list>
                </text:list-item>
              </text:list>
            </text:list-item>
          </text:list>
        </text:list-header>
      </text:list>
      <text:p text:style-name="P17"/>
      <text:p text:style-name="P35"><text:span text:style-name="T174">Sözleşmenin<text:tab/>:</text:span><text:span text:style-name="T206"> </text:span><text:span text:style-name="T199">Düzenleme Tarihi</text:span><text:span text:style-name="T200"><text:tab/></text:span><text:span text:style-name="T126">: </text:span><text:span text:style-name="T51"><text:s/></text:span><text:span text:style-name="T61">29</text:span><text:span text:style-name="T56"> </text:span><text:span text:style-name="T61">Ağustos</text:span><text:span text:style-name="T52"> </text:span><text:span text:style-name="T51">20</text:span><text:span text:style-name="T53">2</text:span><text:span text:style-name="T60">2</text:span><text:span text:style-name="T51"> <text:s/></text:span><text:span text:style-name="T88"><text:s/><text:tab/></text:span><text:span text:style-name="T89">Düzenleme No: </text:span><text:span text:style-name="T69">20</text:span><text:span text:style-name="T70">2</text:span><text:span text:style-name="T73">30829</text:span><text:span text:style-name="T71">-00</text:span><text:span text:style-name="T73">3</text:span></text:p>
      <text:p text:style-name="P35"><text:span text:style-name="T171">Kiraya Veren<text:tab/>: </text:span><text:span text:style-name="T196">Adı Soyadı</text:span><text:span text:style-name="T119"><text:tab/>: </text:span><text:span text:style-name="T141"><text:tab/><text:tab/></text:span><text:span text:style-name="T119"><text:tab/></text:span><text:span text:style-name="T184">TC Kimlik No</text:span><text:span text:style-name="T13"><text:tab/>: <text:s/></text:span></text:p>
      <text:p text:style-name="P18"/>
      <text:p text:style-name="P18">Kiracı<text:tab/></text:p>
      <text:p text:style-name="P81"><text:span text:style-name="T196">Adı Soyadı</text:span><text:span text:style-name="T119"><text:tab/>: </text:span><text:span text:style-name="T61">CİHAN ÇAM</text:span><text:span text:style-name="T19"> </text:span></text:p>
      <text:p text:style-name="P43"><text:span text:style-name="T203">T</text:span><text:span text:style-name="T196">C Kimlik No</text:span><text:span text:style-name="T119"><text:tab/>: </text:span><text:span text:style-name="T23">490 4817 9620</text:span></text:p>
      <text:p text:style-name="P41"><text:span text:style-name="T201">Tebligat </text:span><text:span text:style-name="T196">Adres</text:span><text:span text:style-name="T119">:</text:span><text:span text:style-name="T152"> </text:span><text:span text:style-name="T156">Bedestenlioğlu Mah. Oğuzkent Koop. C Blok <text:s/>Giriş Kat TOKAT</text:span></text:p>
      <text:p text:style-name="P48"><text:span text:style-name="T194">Telefon No</text:span><text:tab/>: <text:span text:style-name="T256">05</text:span><text:span text:style-name="T257">42 814 55 04</text:span></text:p>
      <text:p text:style-name="P20"/>
      <text:p text:style-name="P49"><text:span text:style-name="T169">Kiralana</text:span><text:span text:style-name="T170">nın</text:span><text:span text:style-name="T175"><text:tab/></text:span></text:p>
      <text:p text:style-name="P41"><text:span text:style-name="T196">Cinsi<text:tab/></text:span><text:span text:style-name="T119"><text:tab/><text:tab/>: </text:span><text:span text:style-name="T154">İşyeri</text:span><text:span text:style-name="T54"><text:tab/></text:span><text:span text:style-name="T47"><text:tab/></text:span><text:span text:style-name="T202">Kullanım Amacı</text:span><text:span text:style-name="T119"><text:tab/>:</text:span><text:span text:style-name="T148"> </text:span><text:span text:style-name="T61">Oto Tamirhane</text:span></text:p>
      <text:p text:style-name="P40"><text:span text:style-name="T196">Adresi<text:tab/></text:span><text:span text:style-name="T119"><text:tab/><text:tab/>: </text:span><text:span text:style-name="T59">İsmail Altıngövde Cad. No:21/</text:span><text:span text:style-name="T61">E</text:span><text:span text:style-name="T59"> TOKAT</text:span></text:p>
      <text:p text:style-name="P42"><text:span text:style-name="T191">Tapu-</text:span><text:span text:style-name="T192">Abone Bi</text:span><text:span text:style-name="T191">lgileri</text:span><text:span text:style-name="T119">: </text:span><text:span text:style-name="T149">Pafta: <text:s/><text:tab/></text:span><text:span text:style-name="T136">A</text:span><text:span text:style-name="T119">da<text:tab/>:</text:span><text:span text:style-name="T150"> </text:span><text:span text:style-name="T152"><text:tab/>P</text:span><text:span text:style-name="T151">arsel<text:tab/>: </text:span><text:span text:style-name="T18"><text:tab/>Elektrik : <text:s text:c="13"/>Su : </text:span></text:p>
      <text:p text:style-name="P47"><text:span text:style-name="T168">Kiranın </text:span><text:tab/></text:p>
      <text:p text:style-name="P39"><text:span text:style-name="T196">Başlangıç tarihi</text:span><text:span text:style-name="T119"><text:tab/>: </text:span><text:span text:style-name="T55">3</text:span><text:span text:style-name="T60">1</text:span><text:span text:style-name="T57"> </text:span><text:span text:style-name="T61">Ağustos</text:span><text:span text:style-name="T57"> 20</text:span><text:span text:style-name="T58">2</text:span><text:span text:style-name="T60">2</text:span><text:span text:style-name="T149"><text:tab/></text:span><text:span text:style-name="T119"><text:tab/></text:span></text:p>
      <text:p text:style-name="P47"><text:span text:style-name="T194">Bitiş tarihi</text:span><text:tab/><text:tab/>: <text:span text:style-name="T45">30 </text:span><text:span text:style-name="T46">Ağustos</text:span><text:span text:style-name="T44"> 202</text:span><text:span text:style-name="T45">3</text:span><text:span text:style-name="T33"><text:tab/></text:span></text:p>
      <text:p text:style-name="P47"><text:span text:style-name="T194">Süresi </text:span><text:tab/><text:tab/>: <text:span text:style-name="T226">Bir Yıl</text:span></text:p>
      <text:p text:style-name="P39"><text:span text:style-name="T187">Bedeli<text:tab/><text:tab/><text:tab/>: </text:span><text:span text:style-name="T179">4</text:span><text:span text:style-name="T180">5</text:span><text:span text:style-name="T181">.,0</text:span><text:span text:style-name="T182">00</text:span><text:span text:style-name="T181">,00</text:span><text:span text:style-name="T186"> </text:span><text:span text:style-name="T177">TL</text:span><text:span text:style-name="T187"> (</text:span><text:span text:style-name="T179">Kırk </text:span><text:span text:style-name="T180">beş</text:span><text:span text:style-name="T179"> </text:span><text:span text:style-name="T180">Bin</text:span><text:span text:style-name="T178"> </text:span><text:span text:style-name="T177">TL</text:span><text:span text:style-name="T187">) + STOPAJ VERGİSİ</text:span></text:p>
      <text:p text:style-name="P21">Güvence bedeli<text:tab/>: 1,<text:span text:style-name="T257">5</text:span>00.00 TL (Bin <text:span text:style-name="T257">Beş</text:span>yüz) (Tahliyede borç olmaması durumunda iade)</text:p>
      <text:p text:style-name="P34"><text:span text:style-name="T172">Ödeme</text:span><text:span text:style-name="T173"> Ş</text:span><text:span text:style-name="T172">ekli</text:span><text:span text:style-name="T106"><text:tab/><text:tab/>:</text:span><text:span text:style-name="T97"> </text:span><text:span text:style-name="T104"><text:s/>Peşin </text:span><text:span text:style-name="T105">olarak banka hesabına yatırılacaktır.</text:span><text:span text:style-name="T104"> </text:span></text:p>
      <text:p text:style-name="P51"><text:tab/><text:tab/> </text:p>
      <text:p text:style-name="P36"><text:span text:style-name="T197">B</text:span><text:span text:style-name="T198">anka hesa</text:span><text:span text:style-name="T197">p no</text:span><text:span text:style-name="T98"><text:tab/>: </text:span></text:p>
      <text:p text:style-name="P50"/>
      <text:p text:style-name="P50">İşbu akitteki bilgilerin doğruluğunu ve sözleşmenin tüm şartlarına uyacağımı peşinen kabul ettiğimi, <text:span text:style-name="T164">akiti okuyarak, hür irademle imzaladığımı,</text:span> beyan, <text:span text:style-name="T213">kabul</text:span> ve taahhüt ederim.</text:p>
      <text:p text:style-name="P15"/>
      <text:p text:style-name="P16">KİRAYA VEREN<text:tab/>KİRACI<text:tab/>ŞAHİT-KEFİL</text:p>
      <text:p text:style-name="P100"><text:tab/><text:tab/><text:tab/><text:tab/><text:tab/><text:tab/><text:span text:style-name="T257">CİHAN ÇAM</text:span></text:p>
      <text:p text:style-name="P100"><text:span text:style-name="T229"><text:tab/><text:tab/><text:tab/><text:tab/><text:tab/><text:tab/></text:span><text:span text:style-name="T257">49048179620</text:span><text:span text:style-name="T229"><text:tab/><text:tab/><text:tab/><text:tab/><text:tab/><text:tab/></text:span></text:p>
      <text:p text:style-name="P14"/>
      <text:p text:style-name="P14"/>
      <text:p text:style-name="P14"><text:soft-page-break/></text:p>
      <text:p text:style-name="P56">TAHLİYE TAAHHÜTNAMESİ</text:p>
      <text:p text:style-name="P56"/>
      <text:p text:style-name="P60"><text:span text:style-name="T119"><text:tab/>Halen tahtı icarımda bulunan, kiraya vereni ve özellikleri aşağıda belirtilen taşınmazı; </text:span><text:span text:style-name="T128">tahliye etmeyi taahhüt ettiğim tarih</text:span><text:span text:style-name="T131">te</text:span><text:span text:style-name="T128">, </text:span><text:span text:style-name="T131">a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nin</text:span><text:span text:style-name="T128"> şartlarına bağlı kalarak, </text:span><text:span text:style-name="T127"><text:s/></text:span><text:span text:style-name="T119">hiçbir kanuni merasime, ihtar ve protesto keşidesine, cevap itasına, tebliğ ve tebellüğe, </text:span><text:span text:style-name="T157">herhangi bir ihtar ve hiçbir hüküm istihsaline ve mahkemeden ilam almaya hacet kalmaksızın</text:span><text:span text:style-name="T119"> kayıtsız ve şartsız olarak boşaltmayı </text:span><text:span text:style-name="T157">kesin olarak, </text:span><text:span text:style-name="T159">hür irademle</text:span><text:span text:style-name="T157"> beyan, kabul ve taahhüt ed</text:span><text:span text:style-name="T158">iyorum</text:span><text:span text:style-name="T157">.</text:span></text:p>
      <text:p text:style-name="P63"/>
      <text:p text:style-name="P61"><text:span text:style-name="T119"><text:tab/>Gününde tahliye edemediğim </text:span><text:span text:style-name="T125">veya </text:span><text:span text:style-name="T119">etmediğim takdirde,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ödemeyi, </text:span><text:span text:style-name="T119">kiraya veren veya yetkili kanuni ve</text:span><text:span text:style-name="T219">kili tarafından aleyhime yapılacak, her türlü icra takibatı, mahkeme masrafları, avukatlık ücretleri ve benzeri tüm ücretlerinde tamamen şahsım tarafından karşılanacağını şimdiden <text:s/>kabul,</text:span><text:span text:style-name="T220"> beyan</text:span><text:span text:style-name="T219"> ve taahhüt ediyorum. İşbu taahhütname</text:span><text:span text:style-name="T221">yi</text:span><text:span text:style-name="T219"> </text:span><text:span text:style-name="T222">hür</text:span><text:span text:style-name="T219"> irademle </text:span><text:span text:style-name="T222">okudum ve</text:span><text:span text:style-name="T219"> imza</text:span><text:span text:style-name="T221">lıyorum</text:span><text:span text:style-name="T219">. </text:span></text:p>
      <text:p text:style-name="P57"/>
      <text:p text:style-name="P66">TAHLİYE EDİLECEK YERİN</text:p>
      <text:p text:style-name="P64">Adresi<text:tab/>: <text:s/></text:p>
      <text:p text:style-name="P58"/>
      <text:p text:style-name="P65"><text:span text:style-name="T27">İlgili </text:span><text:span text:style-name="T24">Kira </text:span><text:span text:style-name="T25">Sözleşme</text:span><text:span text:style-name="T24">si</text:span><text:span text:style-name="T25"> Tarihi, <text:s/></text:span><text:span text:style-name="T26">No <text:s/></text:span><text:span text:style-name="T25"><text:tab/>:<text:tab/></text:span></text:p>
      <text:p text:style-name="P59"/>
      <text:p text:style-name="P59">Mecurun tahliye Edileceği taahhüt edilen tarih<text:tab/>:</text:p>
      <text:p text:style-name="P54"/>
      <text:p text:style-name="P54"/>
      <text:p text:style-name="P54">Kiracı<text:tab/></text:p>
      <text:p text:style-name="P98"><text:span text:style-name="T196">Adı Soyadı</text:span><text:span text:style-name="T119"><text:tab/>: </text:span><text:span text:style-name="T23">CİHAN ÇAM</text:span><text:span text:style-name="T19"> </text:span></text:p>
      <text:p text:style-name="P98"><text:span text:style-name="T203">T</text:span><text:span text:style-name="T196">C Kimlik No</text:span><text:span text:style-name="T119">: </text:span><text:span text:style-name="T23">490 4817 9620</text:span></text:p>
      <text:p text:style-name="P98"><text:span text:style-name="T201">Tebligat </text:span><text:span text:style-name="T196">Adres</text:span><text:span text:style-name="T119">:</text:span><text:span text:style-name="T152"> </text:span><text:span text:style-name="T156">Bedestenlioğlu Mah. Oğuzkent Koop. C Blok <text:s/>Giriş Kat TOKAT</text:span></text:p>
      <text:p text:style-name="P95"><text:span text:style-name="T232">Telefon No</text:span><text:span text:style-name="T233"><text:tab/>: </text:span><text:span text:style-name="T234">05</text:span><text:span text:style-name="T235">42 814 55 04</text:span><text:span text:style-name="T90"><text:tab/><text:tab/><text:tab/></text:span><text:span text:style-name="T21"><text:tab/></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tab/><text:tab/></text:p>
      <text:p text:style-name="P68"><text:tab/> <text:s text:c="29"/>KİRACI</text:p>
      <text:p text:style-name="P97"><text:tab/><text:tab/><text:tab/><text:tab/><text:tab/><text:tab/><text:tab/><text:tab/><text:span text:style-name="T231">CİHAN ÇAM</text:span></text:p>
      <text:p text:style-name="P99"><text:span text:style-name="T229"><text:tab/><text:tab/><text:tab/><text:tab/><text:tab/><text:tab/><text:tab/><text:tab/></text:span><text:span text:style-name="T257">49048179620</text:span><text:span text:style-name="T229"><text:tab/><text:tab/><text:tab/><text:tab/><text:tab/><text:tab/></text:span></text:p>
      <text:p text:style-name="P53"/>
      <text:p text:style-name="P53"><text:soft-page-break/></text:p>
      <text:p text:style-name="P53"/>
      <text:p text:style-name="P53"/>
      <text:p text:style-name="P52"/>
      <text:p text:style-name="P52"/>
      <text:p text:style-name="P52"/>
      <text:p text:style-name="P52"/>
      <text:p text:style-name="P52"/>
      <text:p text:style-name="P2">KİRA FESİH SÖZLEŞMESİ</text:p>
      <text:p text:style-name="P3"/>
      <text:p text:style-name="P7"><text:span text:style-name="T119"><text:tab/></text:span><text:span text:style-name="T139">A</text:span><text:span text:style-name="T131">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text:span><text:span text:style-name="T139">ni tek taraflı olarak fesh ediyorum. Sözleşme şartları ile t</text:span><text:span text:style-name="T119">ahtı icarımda bulunan taşınmazı; </text:span><text:span text:style-name="T139">belirtilen tarihte,</text:span><text:span text:style-name="T128"> </text:span><text:span text:style-name="T131">belirtilen </text:span><text:span text:style-name="T128">kira sözleşme</text:span><text:span text:style-name="T132">sinin</text:span><text:span text:style-name="T128"> şartlarına bağlı kalarak </text:span><text:span text:style-name="T160">tahliye ettim.</text:span></text:p>
      <text:p text:style-name="P4"/>
      <text:p text:style-name="P5"><text:span text:style-name="T212">FESH</text:span><text:span text:style-name="T211"> EDİLE</text:span><text:span text:style-name="T212">N</text:span><text:span text:style-name="T211"> </text:span><text:span text:style-name="T212">SÖZLEŞMENİN</text:span></text:p>
      <text:p text:style-name="P4"/>
      <text:p text:style-name="P8"><text:span text:style-name="T161">Tarihi, <text:s/></text:span><text:span text:style-name="T162">No</text:span><text:span text:style-name="T161"><text:tab/><text:tab/><text:tab/><text:tab/>:<text:tab/></text:span></text:p>
      <text:p text:style-name="P6">Mecurun tahliye Edil<text:span text:style-name="T210">diği </text:span>tarih<text:tab/>:</text:p>
      <text:p text:style-name="P6"/>
      <text:p text:style-name="P86">Kiracı<text:tab/></text:p>
      <text:p text:style-name="P90"><text:span text:style-name="T196">Adı Soyadı</text:span><text:span text:style-name="T119"><text:tab/>: </text:span><text:span text:style-name="T23">CİHAN ÇAM</text:span><text:span text:style-name="T19"> </text:span></text:p>
      <text:p text:style-name="P90"><text:span text:style-name="T203">T</text:span><text:span text:style-name="T196">C Kimlik No</text:span><text:span text:style-name="T119"><text:tab/>: </text:span><text:span text:style-name="T23">490 4817 9620</text:span></text:p>
      <text:p text:style-name="P90"><text:span text:style-name="T201">Tebligat </text:span><text:span text:style-name="T196">Adres</text:span><text:span text:style-name="T119">:</text:span><text:span text:style-name="T152"> </text:span><text:span text:style-name="T156">Bedestenlioğlu Mah. Oğuzkent Koop. C Blok <text:s/>Giriş Kat TOKAT</text:span></text:p>
      <text:p text:style-name="P91"><text:span text:style-name="T193">Telefon No</text:span><text:span text:style-name="T10"><text:tab/>: </text:span><text:span text:style-name="T11">05</text:span><text:span text:style-name="T12">42 814 55 04</text:span></text:p>
      <text:p text:style-name="P87"><text:tab/><text:tab/><text:tab/><text:tab/><text:tab/></text:p>
      <text:p text:style-name="P88"><text:tab/></text:p>
      <text:p text:style-name="P67"><text:tab/> <text:s text:c="48"/>K<text:span text:style-name="T230">iracı</text:span><text:tab/></text:p>
      <text:p text:style-name="P89"><text:tab/><text:tab/><text:tab/><text:tab/><text:tab/><text:tab/><text:tab/><text:tab/><text:tab/><text:tab/><text:span text:style-name="T231">CİHAN ÇAM</text:span></text:p>
      <text:p text:style-name="P92"><text:span text:style-name="T229"><text:tab/><text:tab/><text:tab/><text:tab/><text:tab/><text:tab/><text:tab/><text:tab/><text:tab/><text:tab/></text:span><text:span text:style-name="T257">49048179620</text:span><text:span text:style-name="T229"><text:tab/><text:tab/><text:tab/><text:tab/><text:tab/><text:tab/></text:span></text:p>
      <text:p text:style-name="P93"><text:soft-page-break/></text:p>
      <text:p text:style-name="P24"/>
      <text:p text:style-name="P24"/>
      <text:p text:style-name="P24"/>
      <text:p text:style-name="P24"/>
      <text:p text:style-name="P24"><text:span text:style-name="T236">E</text:span>lektrik Kullanım Sözleşmesi</text:p>
      <text:p text:style-name="P25"><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1616994201" text:style-name="L1">
        <text:list-item>
          <text:p text:style-name="P74"><text:span text:style-name="T237">Kiracı, kiraya verene ait abone </text:span><text:span text:style-name="T238">ve pano</text:span><text:span text:style-name="T237"> üzerinden elektrik kullanımı sağlayacaktır.</text:span></text:p>
        </text:list-item>
        <text:list-item>
          <text:p text:style-name="P75"><text:span text:style-name="T237">Kiracının kullanacağı </text:span><text:span text:style-name="T239">kompresör, matkap, </text:span><text:span text:style-name="T237">elektrik motorları, aydınlatma aksesuarları vb. gibi elektrik tüketen gereçler </text:span><text:span text:style-name="T240">her </text:span><text:span text:style-name="T237">kira başlangıcında belirlenec</text:span><text:span text:style-name="T240">e</text:span><text:span text:style-name="T237">ktir. </text:span></text:p>
          <text:p text:style-name="P76">Elektrik Kullanım Bedeli</text:p>
        </text:list-item>
        <text:list-item>
          <text:p text:style-name="P77">Elektrik kullanım bedeli, aşağıdaki şartlar dahilinde, kiraya veren tarafından ödenecektir.</text:p>
          <text:list>
            <text:list-item>
              <text:p text:style-name="P74"><text:span text:style-name="T237">Mecurda, kiracının işiyle alakalı elektrik motorları, aydınlatma vb. mecburi <text:s/>tüketimler</text:span><text:span text:style-name="T238">in bedeli</text:span><text:span text:style-name="T237"> kira bedeline dahildir, </text:span><text:span text:style-name="T241">kiracı </text:span><text:span text:style-name="T238">ayrıyeten elektrik bedeli ödemeyecektir.</text:span></text:p>
            </text:list-item>
            <text:list-item>
              <text:p text:style-name="P74"><text:span text:style-name="T237">Kiracı, elektrikli soba, su ısıtıcısı gibi </text:span><text:span text:style-name="T238">ticari işiyle ilgili olmayan, aşırı tüketim </text:span><text:span text:style-name="T237">aletleri</text:span><text:span text:style-name="T238">ni mecurda</text:span><text:span text:style-name="T237"> kullanamaz. </text:span><text:span text:style-name="T238">Bu gibi aletlerin kullanılması kira sözleşmesinin feshini gerektirir.</text:span></text:p>
            </text:list-item>
            <text:list-item>
              <text:p text:style-name="P78">Kiracı işyerine koyacağı, elektrik tüketimi olan aletleri kiraya verene, her sözleşme döneminde bildirmekle yükümlüdür.</text:p>
            </text:list-item>
            <text:list-item>
              <text:p text:style-name="P74"><text:span text:style-name="T239">Oluşabilecek arızaların başlangıç sınırının </text:span><text:span text:style-name="T237">belirlenmesi </text:span><text:span text:style-name="T239">ve </text:span><text:span text:style-name="T242">k</text:span><text:span text:style-name="T239">iracının </text:span><text:span text:style-name="T237">aylık elektrik tüketiminin </text:span><text:span text:style-name="T239">belirlen</text:span><text:span text:style-name="T242">ebil</text:span><text:span text:style-name="T239">mesi</text:span><text:span text:style-name="T237"> için, bilgi amaçlı bir süzme sayaç takılacak ve kullanım miktarları kayıt altına alınacaktır.</text:span></text:p>
            </text:list-item>
            <text:list-item>
              <text:p text:style-name="P78">Kullanım miktarlarının aylık yaklaşık miktarlarda olması takip edilecektir. Aylara göre oluşabilecek sapmalardaki tüketim bedel farklarını kiraya veren ayrıyeten talep edemez.</text:p>
            </text:list-item>
          </text:list>
          <text:p text:style-name="P82"><text:span text:style-name="T245">Pano, Tesisat, </text:span><text:span text:style-name="T246">Arıza, Ortak Giderler </text:span><text:span text:style-name="T247">ve Sorumluluk</text:span></text:p>
        </text:list-item>
        <text:list-item>
          <text:p text:style-name="P83"><text:span text:style-name="T237">Mecurda bulunan </text:span><text:span text:style-name="T243">ana </text:span><text:span text:style-name="T237">pano, </text:span><text:span text:style-name="T242">kiracının</text:span><text:span text:style-name="T237"> enerji ihtiyacını karşılayacak şekilde tesis edilmiştir </text:span><text:span text:style-name="T244">ve </text:span><text:span text:style-name="T242">kiracıya</text:span><text:span text:style-name="T244"> 100 amperlik sigorta ile panodan enerji verilmektedir.</text:span></text:p>
        </text:list-item>
        <text:list-item>
          <text:p text:style-name="P79"><text:span text:style-name="T254">Ana p</text:span>anoda oluşabilecek arızalardan, <text:span text:style-name="T254">ana </text:span>pano üzerinden enerji sağlayan k<text:span text:style-name="T255">iracı</text:span> müştereken sorumludur. </text:p>
        </text:list-item>
        <text:list-item>
          <text:p text:style-name="P80">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0">Kiracının ekipmanlarında oluşabilecek elektrik tesisatı kaynaklı arızaların sorumluluğu tamamen kiracıya aittir. Kiracı kendi tedbirlerini almakla yükümlüdür.</text:p>
        </text:list-item>
        <text:list-item>
          <text:p text:style-name="P79"><text:span text:style-name="T255">Kiracı</text:span> kendisine ait sayaçtan sonraki tesisat ve ekipmanlarda oluşabilecek arızalardan münferiden sorumludur.</text:p>
          <text:p text:style-name="P83"><text:span text:style-name="T249">Teminat</text:span><text:span text:style-name="T237"> </text:span></text:p>
        </text:list-item>
        <text:list-item>
          <text:p text:style-name="P79">Teminat bedeli, her kira döneminde kiraya veren tarafından belirlenir ve kiracı oluşan farkı ödemekle yükümlüdür.</text:p>
        </text:list-item>
        <text:list-item>
          <text:p text:style-name="P79">Teminat bedeli, kira bitiminde borcu olmaması durumunda kiracıya, ödediği miktar kadar iade edilecektir. </text:p>
        </text:list-item>
      </text:list>
      <text:p text:style-name="P11"/>
      <text:p text:style-name="P19">Kiracı<text:tab/></text:p>
      <text:p text:style-name="P81"><text:span text:style-name="T183">Adı Soyadı</text:span><text:span text:style-name="T13"><text:tab/>: </text:span><text:span text:style-name="T23">CİHAN ÇAM</text:span><text:span text:style-name="T19"> </text:span></text:p>
      <text:p text:style-name="P81"><text:span text:style-name="T203">T</text:span><text:span text:style-name="T196">C Kimlik No</text:span><text:span text:style-name="T119"><text:tab/>: </text:span><text:span text:style-name="T23">490 4817 9620</text:span></text:p>
      <text:p text:style-name="P81"><text:span text:style-name="T201">Tebligat </text:span><text:span text:style-name="T196">Adres</text:span><text:span text:style-name="T119">:</text:span><text:span text:style-name="T152"> </text:span><text:span text:style-name="T156">Bedestenlioğlu Mah. Oğuzkent Koop. C Blok <text:s/>Giriş Kat TOKAT</text:span></text:p>
      <text:p text:style-name="P85"><text:span text:style-name="T195">Telefon No</text:span><text:span text:style-name="T218"><text:tab/>: </text:span><text:span text:style-name="T256">05</text:span><text:span text:style-name="T257">42 814 55 0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8-01T14:45:26.507939568</dc:date>
    <meta:editing-duration>P1DT8H14M49S</meta:editing-duration>
    <meta:editing-cycles>77</meta:editing-cycles>
    <meta:generator>LibreOffice/7.2.7.2$Linux_X86_64 LibreOffice_project/20$Build-2</meta:generator>
    <meta:print-date>2021-12-20T09:41:14.024934500</meta:print-date>
    <meta:document-statistic meta:table-count="0" meta:image-count="0" meta:object-count="0" meta:page-count="6" meta:paragraph-count="116" meta:word-count="2130" meta:character-count="16208" meta:non-whitespace-character-count="13880"/>
  </office:meta>
</office:document-meta>
</file>